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EB Garamond 08 SC3" svg:font-family="'EB Garamond 08 SC'" style:font-pitch="variable"/>
    <style:font-face style:name="EB Garamond 08 SC2" svg:font-family="'EB Garamond 08 SC'" style:font-adornments="08 SC Regular" style:font-pitch="variable"/>
    <style:font-face style:name="EB Garamond 08 SC" svg:font-family="'EB Garamond 08 SC'" style:font-family-generic="roman" style:font-pitch="variable"/>
    <style:font-face style:name="EB Garamond 08 SC1" svg:font-family="'EB Garamond 08 SC'" style:font-adornments="08 SC 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08 SC Regular" style:font-family-generic="swiss" style:font-pitch="variable"/>
    <style:font-face style:name="EB Garamond 08 SC4" svg:font-family="'EB Garamond 08 SC'" style:font-adornments="08 SC 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113cm" fo:min-width="2.169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74cm" fo:min-width="0.408cm"/>
    </style:style>
    <style:style style:name="gr3" style:family="graphic" style:parent-style-name="standard">
      <style:graphic-properties draw:textarea-horizontal-align="justify" draw:textarea-vertical-align="middle" draw:auto-grow-height="false" fo:min-height="2.113cm" fo:min-width="2.17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74cm" fo:min-width="0.40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33cm" fo:min-width="0.55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34cm" fo:min-width="0.553cm"/>
    </style:style>
    <style:style style:name="gr7" style:family="graphic" style:parent-style-name="standard">
      <style:graphic-properties draw:fill="solid" draw:fill-color="#729fcf"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draw:textarea-horizontal-align="justify" draw:textarea-vertical-align="middle" draw:auto-grow-height="false" fo:min-height="2.141cm" fo:min-width="0.75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99cm" fo:min-width="0.316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79cm" fo:min-width="0cm"/>
    </style:style>
    <style:style style:name="gr11" style:family="graphic" style:parent-style-name="standard">
      <style:graphic-properties draw:textarea-horizontal-align="justify" draw:textarea-vertical-align="middle" draw:auto-grow-height="false" fo:min-height="2.139cm" fo:min-width="0.751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43cm" fo:min-width="0.317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79cm" fo:min-width="0.3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99cm" fo:min-width="0.433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8cm" fo:min-width="0.3cm"/>
    </style:style>
    <style:style style:name="gr16" style:family="graphic" style:parent-style-name="objectwithoutfill">
      <style:graphic-properties draw:marker-end="Arrow" draw:marker-end-width="0.3cm" draw:fill="none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92cm" fo:min-width="0.921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92cm" fo:min-width="0.967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92cm" fo:min-width="0.658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92cm" fo:min-width="1.602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67cm" fo:min-width="0.921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67cm" fo:min-width="0.967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36cm" fo:min-width="0.658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67cm" fo:min-width="1.602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2cm" fo:min-width="0.425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2cm" fo:min-width="0.493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2cm" fo:min-width="0.861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2cm" fo:min-width="0.933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99cm" fo:min-width="0.317cm"/>
    </style:style>
    <style:style style:name="gr30" style:family="graphic" style:parent-style-name="standard">
      <style:graphic-properties draw:textarea-horizontal-align="justify" draw:textarea-vertical-align="middle" draw:auto-grow-height="false" fo:min-height="2.129cm" fo:min-width="2.169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83cm" fo:min-width="0.408cm"/>
    </style:style>
    <style:style style:name="gr32" style:family="graphic" style:parent-style-name="standard">
      <style:graphic-properties draw:textarea-horizontal-align="justify" draw:textarea-vertical-align="middle" draw:auto-grow-height="false" fo:min-height="2.128cm" fo:min-width="2.17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83cm" fo:min-width="0.407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43cm" fo:min-width="0.553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44cm" fo:min-width="0.553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71cm" fo:min-width="0.921cm"/>
    </style:style>
    <style:style style:name="gr37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05cm" fo:min-width="0.317cm"/>
    </style:style>
    <style:style style:name="gr39" style:family="graphic" style:parent-style-name="standard">
      <style:graphic-properties draw:textarea-horizontal-align="justify" draw:textarea-vertical-align="middle" draw:auto-grow-height="false" fo:min-height="2.141cm" fo:min-width="0cm"/>
    </style:style>
    <style:style style:name="gr40" style:family="graphic" style:parent-style-name="objectwithoutfill">
      <style:graphic-properties svg:stroke-color="#00cccc" draw:marker-end="Arrow" draw:marker-end-width="0.3cm" draw:fill="none" draw:textarea-vertical-align="middle"/>
    </style:style>
    <style:style style:name="gr41" style:family="graphic" style:parent-style-name="standard">
      <style:graphic-properties draw:textarea-horizontal-align="justify" draw:textarea-vertical-align="middle" draw:auto-grow-height="false" fo:min-height="0cm" fo:min-width="0.752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2cm" fo:min-width="0.362cm"/>
    </style:style>
    <style:style style:name="gr43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44" style:family="graphic" style:parent-style-name="standard">
      <style:graphic-properties draw:stroke="none" svg:stroke-color="#000000" draw:fill="none" draw:fill-color="#ffffff" fo:min-height="0.991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1cm" fo:min-width="0.502cm"/>
    </style:style>
    <style:style style:name="gr46" style:family="graphic" style:parent-style-name="standard">
      <style:graphic-properties draw:textarea-horizontal-align="justify" draw:textarea-vertical-align="middle" draw:auto-grow-height="false" fo:min-height="1.555cm" fo:min-width="1.32cm"/>
    </style:style>
    <style:style style:name="gr47" style:family="graphic" style:parent-style-name="standard">
      <style:graphic-properties draw:textarea-horizontal-align="justify" draw:textarea-vertical-align="middle" draw:auto-grow-height="false" fo:min-height="1.556cm" fo:min-width="1.32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91cm" fo:min-width="0.493cm"/>
    </style:style>
    <style:style style:name="gr49" style:family="graphic" style:parent-style-name="standard">
      <style:graphic-properties svg:stroke-color="#ff9999" draw:fill="none" draw:textarea-vertical-align="middle" draw:auto-grow-height="false" fo:min-height="11.909cm" fo:min-width="0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1cm" fo:min-width="1.052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1cm" fo:min-width="1.056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1cm" fo:min-width="0.717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1cm" fo:min-width="1.704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 draw:fill-color="#ffffff"/>
      <style:text-properties fo:font-size="14pt" style:font-size-asian="14pt" style:font-size-complex="14pt"/>
    </style:style>
    <style:style style:name="P4" style:family="paragraph">
      <loext:graphic-properties draw:fill="solid" draw:fill-color="#729fcf"/>
      <style:paragraph-properties fo:text-align="center"/>
    </style:style>
    <style:style style:name="P5" style:family="paragraph">
      <loext:graphic-properties draw:fill="none" draw:fill-color="#ffffff"/>
      <style:text-properties fo:font-size="10pt" style:font-size-asian="12pt" style:font-size-complex="12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text-properties style:font-name="EB Garamond 08 SC3" fo:font-size="11pt" fo:font-weight="bold" style:font-size-asian="14pt" style:font-size-complex="14pt"/>
    </style:style>
    <style:style style:name="P8" style:family="paragraph">
      <loext:graphic-properties draw:fill="none" draw:fill-color="#ffffff"/>
      <style:text-properties style:font-name="EB Garamond 08 SC3" fo:font-size="13pt" fo:font-weight="bold" style:font-size-asian="16pt" style:font-size-complex="16pt"/>
    </style:style>
    <style:style style:name="P9" style:family="paragraph">
      <loext:graphic-properties draw:fill="none" draw:fill-color="#ffffff"/>
      <style:text-properties style:font-name="Arial1" fo:font-size="11pt" fo:font-weight="bold" style:font-size-asian="14pt" style:font-size-complex="14pt"/>
    </style:style>
    <style:style style:name="P10" style:family="paragraph">
      <style:paragraph-properties fo:text-align="end"/>
      <style:text-properties fo:font-weight="normal"/>
    </style:style>
    <style:style style:name="P11" style:family="paragraph">
      <style:paragraph-properties fo:text-align="center"/>
      <style:text-properties style:font-name="EB Garamond 08 SC3"/>
    </style:style>
    <style:style style:name="P12" style:family="paragraph">
      <loext:graphic-properties draw:fill="none" draw:fill-color="#ffffff"/>
      <style:text-properties style:font-name="EB Garamond 08 SC3"/>
    </style:style>
    <style:style style:name="P13" style:family="paragraph">
      <loext:graphic-properties draw:fill="none" draw:fill-color="#ffffff"/>
      <style:text-properties style:font-name="EB Garamond 08 SC3" fo:font-size="13pt" style:font-size-asian="16pt" style:font-size-complex="16pt"/>
    </style:style>
    <style:style style:name="P14" style:family="paragraph">
      <loext:graphic-properties draw:fill="solid" draw:fill-color="#729fcf"/>
      <style:paragraph-properties fo:text-align="center"/>
      <style:text-properties style:font-name="EB Garamond 08 SC3"/>
    </style:style>
    <style:style style:name="P15" style:family="paragraph">
      <loext:graphic-properties draw:fill="none"/>
      <style:paragraph-properties fo:text-align="center"/>
      <style:text-properties style:font-name="EB Garamond 08 SC3"/>
    </style:style>
    <style:style style:name="P16" style:family="paragraph">
      <loext:graphic-properties draw:fill="none" draw:fill-color="#ffffff"/>
      <style:paragraph-properties fo:text-align="end"/>
      <style:text-properties fo:font-weight="normal"/>
    </style:style>
    <style:style style:name="P17" style:family="paragraph">
      <style:paragraph-properties fo:text-align="end"/>
    </style:style>
    <style:style style:name="P18" style:family="paragraph">
      <loext:graphic-properties draw:fill="none"/>
      <style:paragraph-properties fo:text-align="center"/>
      <style:text-properties fo:font-weight="normal"/>
    </style:style>
    <style:style style:name="P19" style:family="paragraph">
      <loext:graphic-properties draw:fill="none" draw:fill-color="#ffffff"/>
      <style:paragraph-properties fo:text-align="end"/>
      <style:text-properties fo:font-weight="bold" style:font-weight-asian="bold" style:font-weight-complex="bold"/>
    </style:style>
    <style:style style:name="T1" style:family="text">
      <style:text-properties style:text-position="-33% 58%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style:text-position="-33% 58%" fo:font-size="14pt" style:font-size-asian="14pt" style:font-size-complex="14pt"/>
    </style:style>
    <style:style style:name="T4" style:family="text">
      <style:text-properties fo:font-size="10pt" style:font-size-asian="12pt" style:font-size-complex="12pt"/>
    </style:style>
    <style:style style:name="T5" style:family="text">
      <style:text-properties style:text-position="-33% 58%" fo:font-size="10pt" style:font-size-asian="12pt" style:font-size-complex="12pt"/>
    </style:style>
    <style:style style:name="T6" style:family="text">
      <style:text-properties style:font-name="EB Garamond 08 SC3" fo:font-size="11pt" fo:font-weight="bold" style:font-size-asian="14pt" style:font-size-complex="14pt"/>
    </style:style>
    <style:style style:name="T7" style:family="text">
      <style:text-properties style:font-name="EB Garamond 08 SC3" fo:font-size="13pt" fo:font-weight="bold" style:font-size-asian="16pt" style:font-size-complex="16pt"/>
    </style:style>
    <style:style style:name="T8" style:family="text">
      <style:text-properties style:text-position="-33% 58%" style:font-name="EB Garamond 08 SC3" fo:font-size="13pt" fo:font-weight="bold" style:font-size-asian="16pt" style:font-size-complex="16pt"/>
    </style:style>
    <style:style style:name="T9" style:family="text">
      <style:text-properties style:text-position="33% 58%" style:font-name="EB Garamond 08 SC3" fo:font-size="13pt" fo:font-weight="bold" style:font-size-asian="16pt" style:font-size-complex="16pt"/>
    </style:style>
    <style:style style:name="T10" style:family="text">
      <style:text-properties style:font-name="Arial1" fo:font-size="11pt" fo:font-weight="bold" style:font-size-asian="14pt" style:font-size-complex="14pt"/>
    </style:style>
    <style:style style:name="T11" style:family="text">
      <style:text-properties style:text-position="-33% 58%" style:font-name="Arial1" fo:font-size="11pt" fo:font-weight="bold" style:font-size-asian="14pt" style:font-size-complex="14pt"/>
    </style:style>
    <style:style style:name="T12" style:family="text">
      <style:text-properties style:text-position="0% 100%" style:font-name="Arial1" fo:font-size="11pt" fo:font-weight="bold" style:font-size-asian="14pt" style:font-size-complex="14pt"/>
    </style:style>
    <style:style style:name="T13" style:family="text">
      <style:text-properties style:font-name="EB Garamond 08 SC3"/>
    </style:style>
    <style:style style:name="T14" style:family="text">
      <style:text-properties style:text-position="-33% 58%" style:font-name="EB Garamond 08 SC3"/>
    </style:style>
    <style:style style:name="T15" style:family="text">
      <style:text-properties style:font-name="EB Garamond 08 SC3" fo:font-size="13pt" style:font-size-asian="16pt" style:font-size-complex="16pt"/>
    </style:style>
    <style:style style:name="T16" style:family="text">
      <style:text-properties style:text-position="-33% 58%" style:font-name="EB Garamond 08 SC3" fo:font-size="13pt" style:font-size-asian="16pt" style:font-size-complex="16pt"/>
    </style:style>
    <style:style style:name="T17" style:family="text">
      <style:text-properties style:text-position="-33% 58%" style:font-name="EB Garamond 08 SC3" fo:font-size="11pt" fo:font-weight="bold" style:font-size-asian="14pt" style:font-size-complex="14pt"/>
    </style:style>
    <style:style style:name="T18" style:family="text">
      <style:text-properties style:text-position="33% 58%" style:font-name="EB Garamond 08 SC3" fo:font-size="11pt" fo:font-weight="bold" style:font-size-asian="14pt" style:font-size-complex="14pt"/>
    </style:style>
    <style:style style:name="T19" style:family="text">
      <style:text-properties style:text-position="0% 100%" style:font-name="EB Garamond 08 SC3" fo:font-size="11pt" fo:font-weight="bold" style:font-size-asian="14pt" style:font-size-complex="14pt"/>
    </style:style>
    <style:style style:name="T20" style:family="text">
      <style:text-properties style:text-position="33% 58%" style:font-name="Arial1" fo:font-size="11pt" fo:font-weight="bold" style:font-size-asian="14pt" style:font-size-complex="14pt"/>
    </style:style>
    <style:style style:name="T21" style:family="text">
      <style:text-properties fo:font-weight="normal"/>
    </style:style>
    <style:style style:name="T2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669cm" svg:height="2.363cm" svg:x="3.648cm" svg:y="3.127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.27cm" svg:height="1.424cm" svg:x="2.681cm" svg:y="4.117cm">
          <draw:text-box>
            <text:p>N<text:span text:style-name="T1">1</text:span></text:p>
          </draw:text-box>
        </draw:frame>
        <draw:frame draw:style-name="gr2" draw:text-style-name="P2" draw:layer="layout" svg:width="1.686cm" svg:height="1.424cm" svg:x="4.378cm" svg:y="2.257cm">
          <draw:text-box>
            <text:p>N<text:span text:style-name="T1">1</text:span></text:p>
          </draw:text-box>
        </draw:frame>
        <draw:custom-shape draw:style-name="gr3" draw:text-style-name="P1" draw:layer="layout" svg:width="2.67cm" svg:height="2.363cm" svg:x="3.648cm" svg:y="6.68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.525cm" svg:height="1.424cm" svg:x="2.727cm" svg:y="7.67cm">
          <draw:text-box>
            <text:p>N<text:span text:style-name="T1">1</text:span></text:p>
          </draw:text-box>
        </draw:frame>
        <draw:frame draw:style-name="gr4" draw:text-style-name="P2" draw:layer="layout" svg:width="1.558cm" svg:height="1.424cm" svg:x="4.379cm" svg:y="5.81cm">
          <draw:text-box>
            <text:p>N<text:span text:style-name="T1">2</text:span></text:p>
          </draw:text-box>
        </draw:frame>
        <draw:custom-shape draw:style-name="gr3" draw:text-style-name="P1" draw:layer="layout" svg:width="2.67cm" svg:height="2.363cm" svg:x="3.648cm" svg:y="17.461cm">
          <text:p/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1.162cm" svg:height="1.483cm" svg:x="2.635cm" svg:y="18.451cm">
          <draw:text-box>
            <text:p>N<text:span text:style-name="T1">23</text:span></text:p>
          </draw:text-box>
        </draw:frame>
        <draw:frame draw:style-name="gr6" draw:text-style-name="P3" draw:layer="layout" svg:width="1.812cm" svg:height="1.684cm" svg:x="4.379cm" svg:y="16.591cm">
          <draw:text-box>
            <text:p><text:span text:style-name="T2">N</text:span><text:span text:style-name="T3">23</text:span></text:p>
          </draw:text-box>
        </draw:frame>
        <draw:custom-shape draw:style-name="gr7" draw:text-style-name="P4" draw:layer="layout" svg:width="0.297cm" svg:height="0.322cm" svg:x="4.735cm" svg:y="9.8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97cm" svg:height="0.322cm" svg:x="4.735cm" svg:y="10.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97cm" svg:height="0.322cm" svg:x="4.735cm" svg:y="11.5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97cm" svg:height="0.323cm" svg:x="4.735cm" svg:y="12.4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1.252cm" svg:height="2.391cm" svg:x="18.171cm" svg:y="2.978cm">
          <text:p/>
          <draw:enhanced-geometry svg:viewBox="0 0 21600 21600" draw:type="rectangle" draw:enhanced-path="M 0 0 L 21600 0 21600 21600 0 21600 0 0 Z N"/>
        </draw:custom-shape>
        <draw:frame draw:style-name="gr9" draw:text-style-name="P2" draw:layer="layout" svg:width="1.143cm" svg:height="1.349cm" svg:x="17.337cm" svg:y="3.98cm">
          <draw:text-box>
            <text:p>N<text:span text:style-name="T1">1</text:span></text:p>
          </draw:text-box>
        </draw:frame>
        <draw:frame draw:style-name="gr10" draw:text-style-name="P2" draw:layer="layout" svg:width="1.139cm" svg:height="1.229cm" svg:x="18.211cm" svg:y="2.297cm">
          <draw:text-box>
            <text:p>73</text:p>
          </draw:text-box>
        </draw:frame>
        <draw:custom-shape draw:style-name="gr11" draw:text-style-name="P1" draw:layer="layout" svg:width="1.251cm" svg:height="2.389cm" svg:x="18.172cm" svg:y="6.572cm">
          <text:p/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2.21cm" svg:height="1.493cm" svg:x="16.851cm" svg:y="7.473cm">
          <draw:text-box>
            <text:p><text:span text:style-name="T4">N</text:span><text:span text:style-name="T5">2</text:span><text:span text:style-name="T4">+</text:span><text:span text:style-name="T4">N</text:span><text:span text:style-name="T5">1</text:span></text:p>
          </draw:text-box>
        </draw:frame>
        <draw:frame draw:style-name="gr13" draw:text-style-name="P2" draw:layer="layout" svg:width="1.011cm" svg:height="1.229cm" svg:x="18.312cm" svg:y="5.89cm">
          <draw:text-box>
            <text:p>73</text:p>
          </draw:text-box>
        </draw:frame>
        <draw:custom-shape draw:style-name="gr11" draw:text-style-name="P1" draw:layer="layout" svg:width="1.251cm" svg:height="2.389cm" svg:x="18.172cm" svg:y="17.44cm">
          <text:p/>
          <draw:enhanced-geometry svg:viewBox="0 0 21600 21600" draw:type="rectangle" draw:enhanced-path="M 0 0 L 21600 0 21600 21600 0 21600 0 0 Z N"/>
        </draw:custom-shape>
        <draw:frame draw:style-name="gr14" draw:text-style-name="P2" draw:layer="layout" svg:width="1.442cm" svg:height="1.349cm" svg:x="17.146cm" svg:y="18.44cm">
          <draw:text-box>
            <text:p>N<text:span text:style-name="T1">23</text:span></text:p>
          </draw:text-box>
        </draw:frame>
        <draw:frame draw:style-name="gr15" draw:text-style-name="P2" draw:layer="layout" svg:width="1.011cm" svg:height="1.23cm" svg:x="18.212cm" svg:y="16.757cm">
          <draw:text-box>
            <text:p>73</text:p>
          </draw:text-box>
        </draw:frame>
        <draw:custom-shape draw:style-name="gr7" draw:text-style-name="P4" draw:layer="layout" svg:width="0.27cm" svg:height="0.326cm" svg:x="18.667cm" svg:y="9.8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7cm" svg:height="0.326cm" svg:x="18.667cm" svg:y="10.6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7cm" svg:height="0.326cm" svg:x="18.667cm" svg:y="11.5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7cm" svg:height="0.326cm" svg:x="18.667cm" svg:y="12.3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6" draw:layer="layout" svg:x1="15.542cm" svg:y1="4.242cm" svg:x2="16.985cm" svg:y2="4.242cm">
          <text:p/>
        </draw:line>
        <draw:line draw:style-name="gr16" draw:text-style-name="P6" draw:layer="layout" svg:x1="15.542cm" svg:y1="7.782cm" svg:x2="16.985cm" svg:y2="7.782cm">
          <text:p/>
        </draw:line>
        <draw:line draw:style-name="gr16" draw:text-style-name="P6" draw:layer="layout" svg:x1="15.542cm" svg:y1="18.898cm" svg:x2="16.985cm" svg:y2="18.898cm">
          <text:p/>
        </draw:line>
        <draw:custom-shape draw:style-name="gr1" draw:text-style-name="P1" draw:layer="layout" svg:width="2.669cm" svg:height="2.363cm" svg:x="6.549cm" svg:y="3.128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.686cm" svg:height="1.424cm" svg:x="7.279cm" svg:y="2.258cm">
          <draw:text-box>
            <text:p>N<text:span text:style-name="T1">1</text:span></text:p>
          </draw:text-box>
        </draw:frame>
        <draw:custom-shape draw:style-name="gr3" draw:text-style-name="P1" draw:layer="layout" svg:width="2.67cm" svg:height="2.363cm" svg:x="6.549cm" svg:y="6.681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1.558cm" svg:height="1.424cm" svg:x="7.28cm" svg:y="5.811cm">
          <draw:text-box>
            <text:p>N<text:span text:style-name="T1">2</text:span></text:p>
          </draw:text-box>
        </draw:frame>
        <draw:custom-shape draw:style-name="gr3" draw:text-style-name="P1" draw:layer="layout" svg:width="2.67cm" svg:height="2.363cm" svg:x="6.549cm" svg:y="17.462cm">
          <text:p/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1.812cm" svg:height="1.684cm" svg:x="7.28cm" svg:y="16.592cm">
          <draw:text-box>
            <text:p><text:span text:style-name="T2">N</text:span><text:span text:style-name="T3">23</text:span></text:p>
          </draw:text-box>
        </draw:frame>
        <draw:custom-shape draw:style-name="gr7" draw:text-style-name="P4" draw:layer="layout" svg:width="0.297cm" svg:height="0.322cm" svg:x="7.636cm" svg:y="9.8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97cm" svg:height="0.322cm" svg:x="7.636cm" svg:y="10.7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97cm" svg:height="0.322cm" svg:x="7.636cm" svg:y="11.5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97cm" svg:height="0.323cm" svg:x="7.636cm" svg:y="12.4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669cm" svg:height="2.363cm" svg:x="9.549cm" svg:y="3.129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.686cm" svg:height="1.424cm" svg:x="10.279cm" svg:y="2.259cm">
          <draw:text-box>
            <text:p>N<text:span text:style-name="T1">1</text:span></text:p>
          </draw:text-box>
        </draw:frame>
        <draw:custom-shape draw:style-name="gr3" draw:text-style-name="P1" draw:layer="layout" svg:width="2.67cm" svg:height="2.363cm" svg:x="9.549cm" svg:y="6.682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1.558cm" svg:height="1.424cm" svg:x="10.28cm" svg:y="5.812cm">
          <draw:text-box>
            <text:p>N<text:span text:style-name="T1">2</text:span></text:p>
          </draw:text-box>
        </draw:frame>
        <draw:custom-shape draw:style-name="gr3" draw:text-style-name="P1" draw:layer="layout" svg:width="2.67cm" svg:height="2.363cm" svg:x="9.549cm" svg:y="17.463cm">
          <text:p/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1.812cm" svg:height="1.684cm" svg:x="10.28cm" svg:y="16.593cm">
          <draw:text-box>
            <text:p><text:span text:style-name="T2">N</text:span><text:span text:style-name="T3">23</text:span></text:p>
          </draw:text-box>
        </draw:frame>
        <draw:custom-shape draw:style-name="gr7" draw:text-style-name="P4" draw:layer="layout" svg:width="0.297cm" svg:height="0.322cm" svg:x="10.636cm" svg:y="9.8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97cm" svg:height="0.322cm" svg:x="10.636cm" svg:y="10.7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97cm" svg:height="0.322cm" svg:x="10.636cm" svg:y="11.5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97cm" svg:height="0.323cm" svg:x="10.636cm" svg:y="12.4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669cm" svg:height="2.363cm" svg:x="12.549cm" svg:y="3.13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.686cm" svg:height="1.424cm" svg:x="13.279cm" svg:y="2.26cm">
          <draw:text-box>
            <text:p>N<text:span text:style-name="T1">1</text:span></text:p>
          </draw:text-box>
        </draw:frame>
        <draw:custom-shape draw:style-name="gr3" draw:text-style-name="P1" draw:layer="layout" svg:width="2.67cm" svg:height="2.363cm" svg:x="12.549cm" svg:y="6.683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1.558cm" svg:height="1.424cm" svg:x="13.28cm" svg:y="5.813cm">
          <draw:text-box>
            <text:p>N<text:span text:style-name="T1">2</text:span></text:p>
          </draw:text-box>
        </draw:frame>
        <draw:custom-shape draw:style-name="gr3" draw:text-style-name="P1" draw:layer="layout" svg:width="2.67cm" svg:height="2.363cm" svg:x="12.549cm" svg:y="17.464cm">
          <text:p/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1.812cm" svg:height="1.684cm" svg:x="13.28cm" svg:y="16.594cm">
          <draw:text-box>
            <text:p><text:span text:style-name="T2">N</text:span><text:span text:style-name="T3">23</text:span></text:p>
          </draw:text-box>
        </draw:frame>
        <draw:custom-shape draw:style-name="gr7" draw:text-style-name="P4" draw:layer="layout" svg:width="0.297cm" svg:height="0.322cm" svg:x="13.636cm" svg:y="9.8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97cm" svg:height="0.322cm" svg:x="13.636cm" svg:y="10.7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97cm" svg:height="0.322cm" svg:x="13.636cm" svg:y="11.5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97cm" svg:height="0.323cm" svg:x="13.636cm" svg:y="12.4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1.252cm" svg:height="2.391cm" svg:x="21.372cm" svg:y="2.979cm">
          <text:p/>
          <draw:enhanced-geometry svg:viewBox="0 0 21600 21600" draw:type="rectangle" draw:enhanced-path="M 0 0 L 21600 0 21600 21600 0 21600 0 0 Z N"/>
        </draw:custom-shape>
        <draw:frame draw:style-name="gr10" draw:text-style-name="P2" draw:layer="layout" svg:width="1.139cm" svg:height="1.229cm" svg:x="21.412cm" svg:y="2.298cm">
          <draw:text-box>
            <text:p>73</text:p>
          </draw:text-box>
        </draw:frame>
        <draw:custom-shape draw:style-name="gr11" draw:text-style-name="P1" draw:layer="layout" svg:width="1.251cm" svg:height="2.389cm" svg:x="21.373cm" svg:y="6.573cm">
          <text:p/>
          <draw:enhanced-geometry svg:viewBox="0 0 21600 21600" draw:type="rectangle" draw:enhanced-path="M 0 0 L 21600 0 21600 21600 0 21600 0 0 Z N"/>
        </draw:custom-shape>
        <draw:frame draw:style-name="gr13" draw:text-style-name="P2" draw:layer="layout" svg:width="1.011cm" svg:height="1.229cm" svg:x="21.513cm" svg:y="5.891cm">
          <draw:text-box>
            <text:p>73</text:p>
          </draw:text-box>
        </draw:frame>
        <draw:custom-shape draw:style-name="gr11" draw:text-style-name="P1" draw:layer="layout" svg:width="1.251cm" svg:height="2.389cm" svg:x="21.373cm" svg:y="17.441cm">
          <text:p/>
          <draw:enhanced-geometry svg:viewBox="0 0 21600 21600" draw:type="rectangle" draw:enhanced-path="M 0 0 L 21600 0 21600 21600 0 21600 0 0 Z N"/>
        </draw:custom-shape>
        <draw:frame draw:style-name="gr15" draw:text-style-name="P2" draw:layer="layout" svg:width="1.011cm" svg:height="1.23cm" svg:x="21.413cm" svg:y="16.758cm">
          <draw:text-box>
            <text:p>73</text:p>
          </draw:text-box>
        </draw:frame>
        <draw:custom-shape draw:style-name="gr7" draw:text-style-name="P4" draw:layer="layout" svg:width="0.27cm" svg:height="0.326cm" svg:x="21.868cm" svg:y="9.8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7cm" svg:height="0.326cm" svg:x="21.868cm" svg:y="10.6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7cm" svg:height="0.326cm" svg:x="21.868cm" svg:y="11.5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7cm" svg:height="0.326cm" svg:x="21.868cm" svg:y="12.3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1.252cm" svg:height="2.391cm" svg:x="19.772cm" svg:y="2.98cm">
          <text:p/>
          <draw:enhanced-geometry svg:viewBox="0 0 21600 21600" draw:type="rectangle" draw:enhanced-path="M 0 0 L 21600 0 21600 21600 0 21600 0 0 Z N"/>
        </draw:custom-shape>
        <draw:frame draw:style-name="gr10" draw:text-style-name="P2" draw:layer="layout" svg:width="1.139cm" svg:height="1.229cm" svg:x="19.812cm" svg:y="2.299cm">
          <draw:text-box>
            <text:p>73</text:p>
          </draw:text-box>
        </draw:frame>
        <draw:custom-shape draw:style-name="gr11" draw:text-style-name="P1" draw:layer="layout" svg:width="1.251cm" svg:height="2.389cm" svg:x="19.773cm" svg:y="6.574cm">
          <text:p/>
          <draw:enhanced-geometry svg:viewBox="0 0 21600 21600" draw:type="rectangle" draw:enhanced-path="M 0 0 L 21600 0 21600 21600 0 21600 0 0 Z N"/>
        </draw:custom-shape>
        <draw:frame draw:style-name="gr13" draw:text-style-name="P2" draw:layer="layout" svg:width="1.011cm" svg:height="1.229cm" svg:x="19.913cm" svg:y="5.892cm">
          <draw:text-box>
            <text:p>73</text:p>
          </draw:text-box>
        </draw:frame>
        <draw:custom-shape draw:style-name="gr11" draw:text-style-name="P1" draw:layer="layout" svg:width="1.251cm" svg:height="2.389cm" svg:x="19.773cm" svg:y="17.442cm">
          <text:p/>
          <draw:enhanced-geometry svg:viewBox="0 0 21600 21600" draw:type="rectangle" draw:enhanced-path="M 0 0 L 21600 0 21600 21600 0 21600 0 0 Z N"/>
        </draw:custom-shape>
        <draw:frame draw:style-name="gr15" draw:text-style-name="P2" draw:layer="layout" svg:width="1.011cm" svg:height="1.23cm" svg:x="19.813cm" svg:y="16.759cm">
          <draw:text-box>
            <text:p>73</text:p>
          </draw:text-box>
        </draw:frame>
        <draw:custom-shape draw:style-name="gr7" draw:text-style-name="P4" draw:layer="layout" svg:width="0.27cm" svg:height="0.326cm" svg:x="20.268cm" svg:y="9.8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7cm" svg:height="0.326cm" svg:x="20.268cm" svg:y="10.6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7cm" svg:height="0.326cm" svg:x="20.268cm" svg:y="11.5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7cm" svg:height="0.326cm" svg:x="20.268cm" svg:y="12.3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1.252cm" svg:height="2.391cm" svg:x="22.972cm" svg:y="2.98cm">
          <text:p/>
          <draw:enhanced-geometry svg:viewBox="0 0 21600 21600" draw:type="rectangle" draw:enhanced-path="M 0 0 L 21600 0 21600 21600 0 21600 0 0 Z N"/>
        </draw:custom-shape>
        <draw:frame draw:style-name="gr10" draw:text-style-name="P2" draw:layer="layout" svg:width="1.139cm" svg:height="1.229cm" svg:x="23.012cm" svg:y="2.299cm">
          <draw:text-box>
            <text:p>73</text:p>
          </draw:text-box>
        </draw:frame>
        <draw:custom-shape draw:style-name="gr11" draw:text-style-name="P1" draw:layer="layout" svg:width="1.251cm" svg:height="2.389cm" svg:x="22.973cm" svg:y="6.574cm">
          <text:p/>
          <draw:enhanced-geometry svg:viewBox="0 0 21600 21600" draw:type="rectangle" draw:enhanced-path="M 0 0 L 21600 0 21600 21600 0 21600 0 0 Z N"/>
        </draw:custom-shape>
        <draw:frame draw:style-name="gr13" draw:text-style-name="P2" draw:layer="layout" svg:width="1.011cm" svg:height="1.229cm" svg:x="23.113cm" svg:y="5.892cm">
          <draw:text-box>
            <text:p>73</text:p>
          </draw:text-box>
        </draw:frame>
        <draw:custom-shape draw:style-name="gr11" draw:text-style-name="P1" draw:layer="layout" svg:width="1.251cm" svg:height="2.389cm" svg:x="22.973cm" svg:y="17.442cm">
          <text:p/>
          <draw:enhanced-geometry svg:viewBox="0 0 21600 21600" draw:type="rectangle" draw:enhanced-path="M 0 0 L 21600 0 21600 21600 0 21600 0 0 Z N"/>
        </draw:custom-shape>
        <draw:frame draw:style-name="gr15" draw:text-style-name="P2" draw:layer="layout" svg:width="1.011cm" svg:height="1.23cm" svg:x="23.013cm" svg:y="16.759cm">
          <draw:text-box>
            <text:p>73</text:p>
          </draw:text-box>
        </draw:frame>
        <draw:custom-shape draw:style-name="gr7" draw:text-style-name="P4" draw:layer="layout" svg:width="0.27cm" svg:height="0.326cm" svg:x="23.468cm" svg:y="9.8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7cm" svg:height="0.326cm" svg:x="23.468cm" svg:y="10.6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7cm" svg:height="0.326cm" svg:x="23.468cm" svg:y="11.5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7cm" svg:height="0.326cm" svg:x="23.468cm" svg:y="12.3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7" draw:layer="layout" svg:width="1.421cm" svg:height="0.742cm" svg:x="4.032cm" svg:y="1.035cm">
          <draw:text-box>
            <text:p><text:span text:style-name="T6">M</text:span><text:span text:style-name="T6">I</text:span><text:span text:style-name="T6">T</text:span></text:p>
          </draw:text-box>
        </draw:frame>
        <draw:frame draw:style-name="gr18" draw:text-style-name="P7" draw:layer="layout" svg:width="1.467cm" svg:height="0.742cm" svg:x="6.732cm" svg:y="1.035cm">
          <draw:text-box>
            <text:p><text:span text:style-name="T6">A</text:span><text:span text:style-name="T6">L</text:span><text:span text:style-name="T6">L</text:span></text:p>
          </draw:text-box>
        </draw:frame>
        <draw:frame draw:style-name="gr19" draw:text-style-name="P7" draw:layer="layout" svg:width="1.158cm" svg:height="0.742cm" svg:x="9.832cm" svg:y="1.035cm">
          <draw:text-box>
            <text:p><text:span text:style-name="T6">R</text:span><text:span text:style-name="T6">L</text:span></text:p>
          </draw:text-box>
        </draw:frame>
        <draw:frame draw:style-name="gr20" draw:text-style-name="P7" draw:layer="layout" svg:width="2.102cm" svg:height="0.742cm" svg:x="12.833cm" svg:y="1.035cm">
          <draw:text-box>
            <text:p><text:span text:style-name="T6">C</text:span><text:span text:style-name="T6">A</text:span><text:span text:style-name="T6">L</text:span><text:span text:style-name="T6">L</text:span><text:span text:style-name="T6">4</text:span></text:p>
          </draw:text-box>
        </draw:frame>
        <draw:frame draw:style-name="gr21" draw:text-style-name="P8" draw:layer="layout" svg:width="1.582cm" svg:height="0.817cm" svg:x="17.833cm" svg:y="1.035cm">
          <draw:text-box>
            <text:p><text:span text:style-name="T7">S</text:span><text:span text:style-name="T8">i</text:span><text:span text:style-name="T8">j</text:span><text:span text:style-name="T9">M</text:span><text:span text:style-name="T9">IT</text:span></text:p>
          </draw:text-box>
        </draw:frame>
        <draw:frame draw:style-name="gr22" draw:text-style-name="P8" draw:layer="layout" svg:width="1.633cm" svg:height="0.817cm" svg:x="19.514cm" svg:y="1.035cm">
          <draw:text-box>
            <text:p><text:span text:style-name="T7">S</text:span><text:span text:style-name="T8">i</text:span><text:span text:style-name="T8">j</text:span><text:span text:style-name="T9">A</text:span><text:span text:style-name="T9">L</text:span><text:span text:style-name="T9">L</text:span></text:p>
          </draw:text-box>
        </draw:frame>
        <draw:frame draw:style-name="gr23" draw:text-style-name="P8" draw:layer="layout" svg:width="1.289cm" svg:height="1.286cm" svg:x="21.219cm" svg:y="1.035cm">
          <draw:text-box>
            <text:p><text:span text:style-name="T7">S</text:span><text:span text:style-name="T8">i</text:span><text:span text:style-name="T8">j</text:span><text:span text:style-name="T9">R</text:span><text:span text:style-name="T9">L</text:span></text:p>
          </draw:text-box>
        </draw:frame>
        <draw:frame draw:style-name="gr24" draw:text-style-name="P8" draw:layer="layout" svg:width="2.34cm" svg:height="0.817cm" svg:x="22.644cm" svg:y="1.035cm">
          <draw:text-box>
            <text:p><text:span text:style-name="T7">S</text:span><text:span text:style-name="T8">i</text:span><text:span text:style-name="T8">j</text:span><text:span text:style-name="T9">C</text:span><text:span text:style-name="T9">A</text:span><text:span text:style-name="T9">L</text:span><text:span text:style-name="T9">L4</text:span></text:p>
          </draw:text-box>
        </draw:frame>
        <draw:custom-shape draw:style-name="gr3" draw:text-style-name="P1" draw:layer="layout" svg:width="2.67cm" svg:height="2.363cm" svg:x="3.686cm" svg:y="13.862cm">
          <text:p/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1.162cm" svg:height="1.483cm" svg:x="2.673cm" svg:y="14.852cm">
          <draw:text-box>
            <text:p>N<text:span text:style-name="T1">22</text:span></text:p>
          </draw:text-box>
        </draw:frame>
        <draw:frame draw:style-name="gr6" draw:text-style-name="P3" draw:layer="layout" svg:width="1.812cm" svg:height="1.684cm" svg:x="4.417cm" svg:y="12.992cm">
          <draw:text-box>
            <text:p><text:span text:style-name="T2">N</text:span><text:span text:style-name="T3">23</text:span></text:p>
          </draw:text-box>
        </draw:frame>
        <draw:custom-shape draw:style-name="gr11" draw:text-style-name="P1" draw:layer="layout" svg:width="1.251cm" svg:height="2.389cm" svg:x="18.21cm" svg:y="13.841cm">
          <text:p/>
          <draw:enhanced-geometry svg:viewBox="0 0 21600 21600" draw:type="rectangle" draw:enhanced-path="M 0 0 L 21600 0 21600 21600 0 21600 0 0 Z N"/>
        </draw:custom-shape>
        <draw:frame draw:style-name="gr14" draw:text-style-name="P5" draw:layer="layout" svg:width="1.961cm" svg:height="1.349cm" svg:x="16.684cm" svg:y="14.741cm">
          <draw:text-box>
            <text:p><text:span text:style-name="T4">N</text:span><text:span text:style-name="T5">22</text:span><text:span text:style-name="T4">+</text:span><text:span text:style-name="T4">N</text:span><text:span text:style-name="T5">23</text:span></text:p>
          </draw:text-box>
        </draw:frame>
        <draw:frame draw:style-name="gr15" draw:text-style-name="P2" draw:layer="layout" svg:width="1.011cm" svg:height="1.23cm" svg:x="18.25cm" svg:y="13.158cm">
          <draw:text-box>
            <text:p>73</text:p>
          </draw:text-box>
        </draw:frame>
        <draw:line draw:style-name="gr16" draw:text-style-name="P6" draw:layer="layout" svg:x1="15.58cm" svg:y1="15.299cm" svg:x2="17.023cm" svg:y2="15.299cm">
          <text:p/>
        </draw:line>
        <draw:custom-shape draw:style-name="gr3" draw:text-style-name="P1" draw:layer="layout" svg:width="2.67cm" svg:height="2.363cm" svg:x="6.587cm" svg:y="13.863cm">
          <text:p/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1.812cm" svg:height="1.684cm" svg:x="7.318cm" svg:y="12.993cm">
          <draw:text-box>
            <text:p><text:span text:style-name="T2">N</text:span><text:span text:style-name="T3">23</text:span></text:p>
          </draw:text-box>
        </draw:frame>
        <draw:custom-shape draw:style-name="gr3" draw:text-style-name="P1" draw:layer="layout" svg:width="2.67cm" svg:height="2.363cm" svg:x="9.587cm" svg:y="13.864cm">
          <text:p/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1.812cm" svg:height="1.684cm" svg:x="10.318cm" svg:y="12.994cm">
          <draw:text-box>
            <text:p><text:span text:style-name="T2">N</text:span><text:span text:style-name="T3">23</text:span></text:p>
          </draw:text-box>
        </draw:frame>
        <draw:custom-shape draw:style-name="gr3" draw:text-style-name="P1" draw:layer="layout" svg:width="2.67cm" svg:height="2.363cm" svg:x="12.587cm" svg:y="13.865cm">
          <text:p/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1.812cm" svg:height="1.684cm" svg:x="13.318cm" svg:y="12.995cm">
          <draw:text-box>
            <text:p><text:span text:style-name="T2">N</text:span><text:span text:style-name="T3">23</text:span></text:p>
          </draw:text-box>
        </draw:frame>
        <draw:custom-shape draw:style-name="gr11" draw:text-style-name="P1" draw:layer="layout" svg:width="1.251cm" svg:height="2.389cm" svg:x="21.411cm" svg:y="13.842cm">
          <text:p/>
          <draw:enhanced-geometry svg:viewBox="0 0 21600 21600" draw:type="rectangle" draw:enhanced-path="M 0 0 L 21600 0 21600 21600 0 21600 0 0 Z N"/>
        </draw:custom-shape>
        <draw:frame draw:style-name="gr15" draw:text-style-name="P2" draw:layer="layout" svg:width="1.011cm" svg:height="1.23cm" svg:x="21.451cm" svg:y="13.159cm">
          <draw:text-box>
            <text:p>73</text:p>
          </draw:text-box>
        </draw:frame>
        <draw:custom-shape draw:style-name="gr11" draw:text-style-name="P1" draw:layer="layout" svg:width="1.251cm" svg:height="2.389cm" svg:x="19.811cm" svg:y="13.843cm">
          <text:p/>
          <draw:enhanced-geometry svg:viewBox="0 0 21600 21600" draw:type="rectangle" draw:enhanced-path="M 0 0 L 21600 0 21600 21600 0 21600 0 0 Z N"/>
        </draw:custom-shape>
        <draw:frame draw:style-name="gr15" draw:text-style-name="P2" draw:layer="layout" svg:width="1.011cm" svg:height="1.23cm" svg:x="19.851cm" svg:y="13.16cm">
          <draw:text-box>
            <text:p>73</text:p>
          </draw:text-box>
        </draw:frame>
        <draw:custom-shape draw:style-name="gr11" draw:text-style-name="P1" draw:layer="layout" svg:width="1.251cm" svg:height="2.389cm" svg:x="23.011cm" svg:y="13.843cm">
          <text:p/>
          <draw:enhanced-geometry svg:viewBox="0 0 21600 21600" draw:type="rectangle" draw:enhanced-path="M 0 0 L 21600 0 21600 21600 0 21600 0 0 Z N"/>
        </draw:custom-shape>
        <draw:frame draw:style-name="gr15" draw:text-style-name="P2" draw:layer="layout" svg:width="1.011cm" svg:height="1.23cm" svg:x="23.051cm" svg:y="13.16cm">
          <draw:text-box>
            <text:p>73</text:p>
          </draw:text-box>
        </draw:frame>
        <draw:frame draw:style-name="gr25" draw:text-style-name="P2" draw:layer="layout" svg:width="0.925cm" svg:height="0.746cm" svg:x="1.081cm" svg:y="4.202cm">
          <draw:text-box>
            <text:p>(1)</text:p>
          </draw:text-box>
        </draw:frame>
        <draw:frame draw:style-name="gr26" draw:text-style-name="P2" draw:layer="layout" svg:width="0.997cm" svg:height="0.746cm" svg:x="1.082cm" svg:y="7.403cm">
          <draw:text-box>
            <text:p>(2)</text:p>
          </draw:text-box>
        </draw:frame>
        <draw:frame draw:style-name="gr27" draw:text-style-name="P2" draw:layer="layout" svg:width="1.37cm" svg:height="0.746cm" svg:x="1.083cm" svg:y="14.904cm">
          <draw:text-box>
            <text:p>(275)</text:p>
          </draw:text-box>
        </draw:frame>
        <draw:frame draw:style-name="gr28" draw:text-style-name="P2" draw:layer="layout" svg:width="1.442cm" svg:height="0.746cm" svg:x="1.084cm" svg:y="18.405cm">
          <draw:text-box>
            <text:p>(276)</text:p>
          </draw:text-box>
        </draw:frame>
      </draw:page>
      <draw:page draw:name="page2" draw:style-name="dp1" draw:master-page-name="Default">
        <draw:custom-shape draw:style-name="gr8" draw:text-style-name="P1" draw:layer="layout" svg:width="1.252cm" svg:height="2.391cm" svg:x="2.071cm" svg:y="3.678cm">
          <text:p/>
          <draw:enhanced-geometry svg:viewBox="0 0 21600 21600" draw:type="rectangle" draw:enhanced-path="M 0 0 L 21600 0 21600 21600 0 21600 0 0 Z N"/>
        </draw:custom-shape>
        <draw:frame draw:style-name="gr9" draw:text-style-name="P2" draw:layer="layout" svg:width="1.143cm" svg:height="1.349cm" svg:x="1.237cm" svg:y="4.68cm">
          <draw:text-box>
            <text:p>N<text:span text:style-name="T1">1</text:span></text:p>
          </draw:text-box>
        </draw:frame>
        <draw:frame draw:style-name="gr10" draw:text-style-name="P2" draw:layer="layout" svg:width="1.139cm" svg:height="1.229cm" svg:x="2.111cm" svg:y="2.997cm">
          <draw:text-box>
            <text:p>73</text:p>
          </draw:text-box>
        </draw:frame>
        <draw:custom-shape draw:style-name="gr11" draw:text-style-name="P1" draw:layer="layout" svg:width="1.251cm" svg:height="2.389cm" svg:x="2.072cm" svg:y="7.272cm">
          <text:p/>
          <draw:enhanced-geometry svg:viewBox="0 0 21600 21600" draw:type="rectangle" draw:enhanced-path="M 0 0 L 21600 0 21600 21600 0 21600 0 0 Z N"/>
        </draw:custom-shape>
        <draw:frame draw:style-name="gr29" draw:text-style-name="P2" draw:layer="layout" svg:width="1.315cm" svg:height="1.349cm" svg:x="1.146cm" svg:y="8.273cm">
          <draw:text-box>
            <text:p>N<text:span text:style-name="T1">2</text:span></text:p>
          </draw:text-box>
        </draw:frame>
        <draw:frame draw:style-name="gr13" draw:text-style-name="P2" draw:layer="layout" svg:width="1.011cm" svg:height="1.229cm" svg:x="2.212cm" svg:y="6.59cm">
          <draw:text-box>
            <text:p>73</text:p>
          </draw:text-box>
        </draw:frame>
        <draw:custom-shape draw:style-name="gr11" draw:text-style-name="P1" draw:layer="layout" svg:width="1.251cm" svg:height="2.389cm" svg:x="2.072cm" svg:y="15.14cm">
          <text:p/>
          <draw:enhanced-geometry svg:viewBox="0 0 21600 21600" draw:type="rectangle" draw:enhanced-path="M 0 0 L 21600 0 21600 21600 0 21600 0 0 Z N"/>
        </draw:custom-shape>
        <draw:frame draw:style-name="gr14" draw:text-style-name="P2" draw:layer="layout" svg:width="1.442cm" svg:height="1.349cm" svg:x="1.046cm" svg:y="16.14cm">
          <draw:text-box>
            <text:p>N<text:span text:style-name="T1">23</text:span></text:p>
          </draw:text-box>
        </draw:frame>
        <draw:frame draw:style-name="gr15" draw:text-style-name="P2" draw:layer="layout" svg:width="1.011cm" svg:height="1.23cm" svg:x="2.112cm" svg:y="14.457cm">
          <draw:text-box>
            <text:p>73</text:p>
          </draw:text-box>
        </draw:frame>
        <draw:custom-shape draw:style-name="gr7" draw:text-style-name="P4" draw:layer="layout" svg:width="0.27cm" svg:height="0.326cm" svg:x="2.567cm" svg:y="10.5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7cm" svg:height="0.326cm" svg:x="2.567cm" svg:y="11.3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7cm" svg:height="0.326cm" svg:x="2.567cm" svg:y="12.2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7cm" svg:height="0.326cm" svg:x="2.567cm" svg:y="13.0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1.252cm" svg:height="2.391cm" svg:x="5.272cm" svg:y="3.679cm">
          <text:p/>
          <draw:enhanced-geometry svg:viewBox="0 0 21600 21600" draw:type="rectangle" draw:enhanced-path="M 0 0 L 21600 0 21600 21600 0 21600 0 0 Z N"/>
        </draw:custom-shape>
        <draw:frame draw:style-name="gr10" draw:text-style-name="P2" draw:layer="layout" svg:width="1.139cm" svg:height="1.229cm" svg:x="5.312cm" svg:y="2.998cm">
          <draw:text-box>
            <text:p>73</text:p>
          </draw:text-box>
        </draw:frame>
        <draw:custom-shape draw:style-name="gr11" draw:text-style-name="P1" draw:layer="layout" svg:width="1.251cm" svg:height="2.389cm" svg:x="5.273cm" svg:y="7.273cm">
          <text:p/>
          <draw:enhanced-geometry svg:viewBox="0 0 21600 21600" draw:type="rectangle" draw:enhanced-path="M 0 0 L 21600 0 21600 21600 0 21600 0 0 Z N"/>
        </draw:custom-shape>
        <draw:frame draw:style-name="gr13" draw:text-style-name="P2" draw:layer="layout" svg:width="1.011cm" svg:height="1.229cm" svg:x="5.413cm" svg:y="6.591cm">
          <draw:text-box>
            <text:p>73</text:p>
          </draw:text-box>
        </draw:frame>
        <draw:custom-shape draw:style-name="gr11" draw:text-style-name="P1" draw:layer="layout" svg:width="1.251cm" svg:height="2.389cm" svg:x="5.273cm" svg:y="15.141cm">
          <text:p/>
          <draw:enhanced-geometry svg:viewBox="0 0 21600 21600" draw:type="rectangle" draw:enhanced-path="M 0 0 L 21600 0 21600 21600 0 21600 0 0 Z N"/>
        </draw:custom-shape>
        <draw:frame draw:style-name="gr15" draw:text-style-name="P2" draw:layer="layout" svg:width="1.011cm" svg:height="1.23cm" svg:x="5.313cm" svg:y="14.458cm">
          <draw:text-box>
            <text:p>73</text:p>
          </draw:text-box>
        </draw:frame>
        <draw:custom-shape draw:style-name="gr7" draw:text-style-name="P4" draw:layer="layout" svg:width="0.27cm" svg:height="0.326cm" svg:x="5.768cm" svg:y="10.5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7cm" svg:height="0.326cm" svg:x="5.768cm" svg:y="11.3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7cm" svg:height="0.326cm" svg:x="5.768cm" svg:y="12.2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7cm" svg:height="0.326cm" svg:x="5.768cm" svg:y="13.0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1.252cm" svg:height="2.391cm" svg:x="3.672cm" svg:y="3.68cm">
          <text:p/>
          <draw:enhanced-geometry svg:viewBox="0 0 21600 21600" draw:type="rectangle" draw:enhanced-path="M 0 0 L 21600 0 21600 21600 0 21600 0 0 Z N"/>
        </draw:custom-shape>
        <draw:frame draw:style-name="gr10" draw:text-style-name="P2" draw:layer="layout" svg:width="1.139cm" svg:height="1.229cm" svg:x="3.712cm" svg:y="2.999cm">
          <draw:text-box>
            <text:p>73</text:p>
          </draw:text-box>
        </draw:frame>
        <draw:custom-shape draw:style-name="gr11" draw:text-style-name="P1" draw:layer="layout" svg:width="1.251cm" svg:height="2.389cm" svg:x="3.673cm" svg:y="7.274cm">
          <text:p/>
          <draw:enhanced-geometry svg:viewBox="0 0 21600 21600" draw:type="rectangle" draw:enhanced-path="M 0 0 L 21600 0 21600 21600 0 21600 0 0 Z N"/>
        </draw:custom-shape>
        <draw:frame draw:style-name="gr13" draw:text-style-name="P2" draw:layer="layout" svg:width="1.011cm" svg:height="1.229cm" svg:x="3.813cm" svg:y="6.592cm">
          <draw:text-box>
            <text:p>73</text:p>
          </draw:text-box>
        </draw:frame>
        <draw:custom-shape draw:style-name="gr11" draw:text-style-name="P1" draw:layer="layout" svg:width="1.251cm" svg:height="2.389cm" svg:x="3.673cm" svg:y="15.142cm">
          <text:p/>
          <draw:enhanced-geometry svg:viewBox="0 0 21600 21600" draw:type="rectangle" draw:enhanced-path="M 0 0 L 21600 0 21600 21600 0 21600 0 0 Z N"/>
        </draw:custom-shape>
        <draw:frame draw:style-name="gr15" draw:text-style-name="P2" draw:layer="layout" svg:width="1.011cm" svg:height="1.23cm" svg:x="3.713cm" svg:y="14.459cm">
          <draw:text-box>
            <text:p>73</text:p>
          </draw:text-box>
        </draw:frame>
        <draw:custom-shape draw:style-name="gr7" draw:text-style-name="P4" draw:layer="layout" svg:width="0.27cm" svg:height="0.326cm" svg:x="4.168cm" svg:y="10.5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7cm" svg:height="0.326cm" svg:x="4.168cm" svg:y="11.3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7cm" svg:height="0.326cm" svg:x="4.168cm" svg:y="12.2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7cm" svg:height="0.326cm" svg:x="4.168cm" svg:y="13.0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1.252cm" svg:height="2.391cm" svg:x="6.872cm" svg:y="3.68cm">
          <text:p/>
          <draw:enhanced-geometry svg:viewBox="0 0 21600 21600" draw:type="rectangle" draw:enhanced-path="M 0 0 L 21600 0 21600 21600 0 21600 0 0 Z N"/>
        </draw:custom-shape>
        <draw:frame draw:style-name="gr10" draw:text-style-name="P2" draw:layer="layout" svg:width="1.139cm" svg:height="1.229cm" svg:x="6.912cm" svg:y="2.999cm">
          <draw:text-box>
            <text:p>73</text:p>
          </draw:text-box>
        </draw:frame>
        <draw:custom-shape draw:style-name="gr11" draw:text-style-name="P1" draw:layer="layout" svg:width="1.251cm" svg:height="2.389cm" svg:x="6.873cm" svg:y="7.274cm">
          <text:p/>
          <draw:enhanced-geometry svg:viewBox="0 0 21600 21600" draw:type="rectangle" draw:enhanced-path="M 0 0 L 21600 0 21600 21600 0 21600 0 0 Z N"/>
        </draw:custom-shape>
        <draw:frame draw:style-name="gr13" draw:text-style-name="P2" draw:layer="layout" svg:width="1.011cm" svg:height="1.229cm" svg:x="7.013cm" svg:y="6.592cm">
          <draw:text-box>
            <text:p>73</text:p>
          </draw:text-box>
        </draw:frame>
        <draw:custom-shape draw:style-name="gr11" draw:text-style-name="P1" draw:layer="layout" svg:width="1.251cm" svg:height="2.389cm" svg:x="6.873cm" svg:y="15.142cm">
          <text:p/>
          <draw:enhanced-geometry svg:viewBox="0 0 21600 21600" draw:type="rectangle" draw:enhanced-path="M 0 0 L 21600 0 21600 21600 0 21600 0 0 Z N"/>
        </draw:custom-shape>
        <draw:frame draw:style-name="gr15" draw:text-style-name="P2" draw:layer="layout" svg:width="1.011cm" svg:height="1.23cm" svg:x="6.913cm" svg:y="14.459cm">
          <draw:text-box>
            <text:p>73</text:p>
          </draw:text-box>
        </draw:frame>
        <draw:custom-shape draw:style-name="gr7" draw:text-style-name="P4" draw:layer="layout" svg:width="0.27cm" svg:height="0.326cm" svg:x="7.368cm" svg:y="10.5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7cm" svg:height="0.326cm" svg:x="7.368cm" svg:y="11.3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7cm" svg:height="0.326cm" svg:x="7.368cm" svg:y="12.2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7cm" svg:height="0.326cm" svg:x="7.368cm" svg:y="13.0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7" draw:layer="layout" svg:width="1.421cm" svg:height="0.742cm" svg:x="1.933cm" svg:y="1.735cm">
          <draw:text-box>
            <text:p><text:span text:style-name="T6">M</text:span><text:span text:style-name="T6">I</text:span><text:span text:style-name="T6">T</text:span></text:p>
          </draw:text-box>
        </draw:frame>
        <draw:frame draw:style-name="gr18" draw:text-style-name="P7" draw:layer="layout" svg:width="1.467cm" svg:height="0.742cm" svg:x="3.533cm" svg:y="1.735cm">
          <draw:text-box>
            <text:p><text:span text:style-name="T6">A</text:span><text:span text:style-name="T6">L</text:span><text:span text:style-name="T6">L</text:span></text:p>
          </draw:text-box>
        </draw:frame>
        <draw:frame draw:style-name="gr19" draw:text-style-name="P7" draw:layer="layout" svg:width="1.158cm" svg:height="0.742cm" svg:x="5.333cm" svg:y="1.735cm">
          <draw:text-box>
            <text:p><text:span text:style-name="T6">R</text:span><text:span text:style-name="T6">L</text:span></text:p>
          </draw:text-box>
        </draw:frame>
        <draw:frame draw:style-name="gr20" draw:text-style-name="P7" draw:layer="layout" svg:width="2.102cm" svg:height="0.742cm" svg:x="6.434cm" svg:y="1.735cm">
          <draw:text-box>
            <text:p><text:span text:style-name="T6">C</text:span><text:span text:style-name="T6">A</text:span><text:span text:style-name="T6">L</text:span><text:span text:style-name="T6">L</text:span><text:span text:style-name="T6">4</text:span></text:p>
          </draw:text-box>
        </draw:frame>
        <draw:custom-shape draw:style-name="gr30" draw:text-style-name="P1" draw:layer="layout" svg:width="2.669cm" svg:height="2.379cm" svg:x="13.648cm" svg:y="3.741cm">
          <text:p/>
          <draw:enhanced-geometry svg:viewBox="0 0 21600 21600" draw:type="rectangle" draw:enhanced-path="M 0 0 L 21600 0 21600 21600 0 21600 0 0 Z N"/>
        </draw:custom-shape>
        <draw:frame draw:style-name="gr31" draw:text-style-name="P2" draw:layer="layout" svg:width="1.27cm" svg:height="1.433cm" svg:x="12.681cm" svg:y="4.738cm">
          <draw:text-box>
            <text:p>N<text:span text:style-name="T1">1</text:span></text:p>
          </draw:text-box>
        </draw:frame>
        <draw:frame draw:style-name="gr31" draw:text-style-name="P2" draw:layer="layout" svg:width="1.686cm" svg:height="1.433cm" svg:x="14.378cm" svg:y="2.866cm">
          <draw:text-box>
            <text:p>N<text:span text:style-name="T1">1</text:span></text:p>
          </draw:text-box>
        </draw:frame>
        <draw:custom-shape draw:style-name="gr32" draw:text-style-name="P1" draw:layer="layout" svg:width="2.67cm" svg:height="2.378cm" svg:x="13.648cm" svg:y="7.317cm">
          <text:p/>
          <draw:enhanced-geometry svg:viewBox="0 0 21600 21600" draw:type="rectangle" draw:enhanced-path="M 0 0 L 21600 0 21600 21600 0 21600 0 0 Z N"/>
        </draw:custom-shape>
        <draw:frame draw:style-name="gr31" draw:text-style-name="P2" draw:layer="layout" svg:width="1.525cm" svg:height="1.433cm" svg:x="12.727cm" svg:y="8.314cm">
          <draw:text-box>
            <text:p>N<text:span text:style-name="T1">2</text:span></text:p>
          </draw:text-box>
        </draw:frame>
        <draw:frame draw:style-name="gr33" draw:text-style-name="P2" draw:layer="layout" svg:width="1.558cm" svg:height="1.433cm" svg:x="14.379cm" svg:y="6.442cm">
          <draw:text-box>
            <text:p>N<text:span text:style-name="T1">2</text:span></text:p>
          </draw:text-box>
        </draw:frame>
        <draw:custom-shape draw:style-name="gr32" draw:text-style-name="P1" draw:layer="layout" svg:width="2.67cm" svg:height="2.378cm" svg:x="13.648cm" svg:y="15.148cm">
          <text:p/>
          <draw:enhanced-geometry svg:viewBox="0 0 21600 21600" draw:type="rectangle" draw:enhanced-path="M 0 0 L 21600 0 21600 21600 0 21600 0 0 Z N"/>
        </draw:custom-shape>
        <draw:frame draw:style-name="gr34" draw:text-style-name="P2" draw:layer="layout" svg:width="1.162cm" svg:height="1.493cm" svg:x="12.635cm" svg:y="16.144cm">
          <draw:text-box>
            <text:p>N<text:span text:style-name="T1">23</text:span></text:p>
          </draw:text-box>
        </draw:frame>
        <draw:frame draw:style-name="gr35" draw:text-style-name="P3" draw:layer="layout" svg:width="1.812cm" svg:height="1.694cm" svg:x="14.379cm" svg:y="14.273cm">
          <draw:text-box>
            <text:p><text:span text:style-name="T2">N</text:span><text:span text:style-name="T3">23</text:span></text:p>
          </draw:text-box>
        </draw:frame>
        <draw:custom-shape draw:style-name="gr7" draw:text-style-name="P4" draw:layer="layout" svg:width="0.297cm" svg:height="0.324cm" svg:x="14.735cm" svg:y="10.5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97cm" svg:height="0.324cm" svg:x="14.735cm" svg:y="11.4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97cm" svg:height="0.324cm" svg:x="14.735cm" svg:y="12.2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97cm" svg:height="0.325cm" svg:x="14.735cm" svg:y="13.1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6" draw:layer="layout" svg:x1="9.542cm" svg:y1="4.864cm" svg:x2="10.985cm" svg:y2="4.864cm">
          <text:p/>
        </draw:line>
        <draw:line draw:style-name="gr16" draw:text-style-name="P6" draw:layer="layout" svg:x1="9.542cm" svg:y1="8.426cm" svg:x2="10.985cm" svg:y2="8.426cm">
          <text:p/>
        </draw:line>
        <draw:line draw:style-name="gr16" draw:text-style-name="P6" draw:layer="layout" svg:x1="9.542cm" svg:y1="16.594cm" svg:x2="10.985cm" svg:y2="16.594cm">
          <text:p/>
        </draw:line>
        <draw:custom-shape draw:style-name="gr30" draw:text-style-name="P1" draw:layer="layout" svg:width="2.669cm" svg:height="2.379cm" svg:x="16.549cm" svg:y="3.742cm">
          <text:p/>
          <draw:enhanced-geometry svg:viewBox="0 0 21600 21600" draw:type="rectangle" draw:enhanced-path="M 0 0 L 21600 0 21600 21600 0 21600 0 0 Z N"/>
        </draw:custom-shape>
        <draw:frame draw:style-name="gr31" draw:text-style-name="P2" draw:layer="layout" svg:width="1.686cm" svg:height="1.433cm" svg:x="17.279cm" svg:y="2.867cm">
          <draw:text-box>
            <text:p>N<text:span text:style-name="T1">1</text:span></text:p>
          </draw:text-box>
        </draw:frame>
        <draw:custom-shape draw:style-name="gr32" draw:text-style-name="P1" draw:layer="layout" svg:width="2.67cm" svg:height="2.378cm" svg:x="16.549cm" svg:y="7.318cm">
          <text:p/>
          <draw:enhanced-geometry svg:viewBox="0 0 21600 21600" draw:type="rectangle" draw:enhanced-path="M 0 0 L 21600 0 21600 21600 0 21600 0 0 Z N"/>
        </draw:custom-shape>
        <draw:frame draw:style-name="gr33" draw:text-style-name="P2" draw:layer="layout" svg:width="1.558cm" svg:height="1.433cm" svg:x="17.28cm" svg:y="6.443cm">
          <draw:text-box>
            <text:p>N<text:span text:style-name="T1">2</text:span></text:p>
          </draw:text-box>
        </draw:frame>
        <draw:custom-shape draw:style-name="gr32" draw:text-style-name="P1" draw:layer="layout" svg:width="2.67cm" svg:height="2.378cm" svg:x="16.549cm" svg:y="15.149cm">
          <text:p/>
          <draw:enhanced-geometry svg:viewBox="0 0 21600 21600" draw:type="rectangle" draw:enhanced-path="M 0 0 L 21600 0 21600 21600 0 21600 0 0 Z N"/>
        </draw:custom-shape>
        <draw:frame draw:style-name="gr35" draw:text-style-name="P3" draw:layer="layout" svg:width="1.812cm" svg:height="1.694cm" svg:x="17.28cm" svg:y="14.274cm">
          <draw:text-box>
            <text:p><text:span text:style-name="T2">N</text:span><text:span text:style-name="T3">23</text:span></text:p>
          </draw:text-box>
        </draw:frame>
        <draw:custom-shape draw:style-name="gr7" draw:text-style-name="P4" draw:layer="layout" svg:width="0.297cm" svg:height="0.324cm" svg:x="17.636cm" svg:y="10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97cm" svg:height="0.324cm" svg:x="17.636cm" svg:y="11.4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97cm" svg:height="0.324cm" svg:x="17.636cm" svg:y="12.2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97cm" svg:height="0.325cm" svg:x="17.636cm" svg:y="13.1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" draw:layer="layout" svg:width="2.669cm" svg:height="2.379cm" svg:x="19.549cm" svg:y="3.743cm">
          <text:p/>
          <draw:enhanced-geometry svg:viewBox="0 0 21600 21600" draw:type="rectangle" draw:enhanced-path="M 0 0 L 21600 0 21600 21600 0 21600 0 0 Z N"/>
        </draw:custom-shape>
        <draw:frame draw:style-name="gr31" draw:text-style-name="P2" draw:layer="layout" svg:width="1.686cm" svg:height="1.433cm" svg:x="20.279cm" svg:y="2.868cm">
          <draw:text-box>
            <text:p>N<text:span text:style-name="T1">1</text:span></text:p>
          </draw:text-box>
        </draw:frame>
        <draw:custom-shape draw:style-name="gr32" draw:text-style-name="P1" draw:layer="layout" svg:width="2.67cm" svg:height="2.378cm" svg:x="19.549cm" svg:y="7.319cm">
          <text:p/>
          <draw:enhanced-geometry svg:viewBox="0 0 21600 21600" draw:type="rectangle" draw:enhanced-path="M 0 0 L 21600 0 21600 21600 0 21600 0 0 Z N"/>
        </draw:custom-shape>
        <draw:frame draw:style-name="gr33" draw:text-style-name="P2" draw:layer="layout" svg:width="1.558cm" svg:height="1.433cm" svg:x="20.28cm" svg:y="6.444cm">
          <draw:text-box>
            <text:p>N<text:span text:style-name="T1">2</text:span></text:p>
          </draw:text-box>
        </draw:frame>
        <draw:custom-shape draw:style-name="gr32" draw:text-style-name="P1" draw:layer="layout" svg:width="2.67cm" svg:height="2.378cm" svg:x="19.549cm" svg:y="15.15cm">
          <text:p/>
          <draw:enhanced-geometry svg:viewBox="0 0 21600 21600" draw:type="rectangle" draw:enhanced-path="M 0 0 L 21600 0 21600 21600 0 21600 0 0 Z N"/>
        </draw:custom-shape>
        <draw:frame draw:style-name="gr35" draw:text-style-name="P3" draw:layer="layout" svg:width="1.812cm" svg:height="1.694cm" svg:x="20.28cm" svg:y="14.275cm">
          <draw:text-box>
            <text:p><text:span text:style-name="T2">N</text:span><text:span text:style-name="T3">23</text:span></text:p>
          </draw:text-box>
        </draw:frame>
        <draw:custom-shape draw:style-name="gr7" draw:text-style-name="P4" draw:layer="layout" svg:width="0.297cm" svg:height="0.324cm" svg:x="20.636cm" svg:y="10.5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97cm" svg:height="0.324cm" svg:x="20.636cm" svg:y="11.4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97cm" svg:height="0.324cm" svg:x="20.636cm" svg:y="12.2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97cm" svg:height="0.325cm" svg:x="20.636cm" svg:y="13.1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" draw:layer="layout" svg:width="2.669cm" svg:height="2.379cm" svg:x="22.549cm" svg:y="3.744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" draw:layer="layout" svg:width="2.67cm" svg:height="2.378cm" svg:x="22.549cm" svg:y="7.32cm">
          <text:p/>
          <draw:enhanced-geometry svg:viewBox="0 0 21600 21600" draw:type="rectangle" draw:enhanced-path="M 0 0 L 21600 0 21600 21600 0 21600 0 0 Z N"/>
        </draw:custom-shape>
        <draw:frame draw:style-name="gr33" draw:text-style-name="P2" draw:layer="layout" svg:width="1.558cm" svg:height="1.433cm" svg:x="23.28cm" svg:y="6.445cm">
          <draw:text-box>
            <text:p>N<text:span text:style-name="T1">2</text:span></text:p>
          </draw:text-box>
        </draw:frame>
        <draw:custom-shape draw:style-name="gr32" draw:text-style-name="P1" draw:layer="layout" svg:width="2.67cm" svg:height="2.378cm" svg:x="22.549cm" svg:y="15.151cm">
          <text:p/>
          <draw:enhanced-geometry svg:viewBox="0 0 21600 21600" draw:type="rectangle" draw:enhanced-path="M 0 0 L 21600 0 21600 21600 0 21600 0 0 Z N"/>
        </draw:custom-shape>
        <draw:frame draw:style-name="gr35" draw:text-style-name="P3" draw:layer="layout" svg:width="1.812cm" svg:height="1.694cm" svg:x="23.28cm" svg:y="14.276cm">
          <draw:text-box>
            <text:p><text:span text:style-name="T2">N</text:span><text:span text:style-name="T3">23</text:span></text:p>
          </draw:text-box>
        </draw:frame>
        <draw:custom-shape draw:style-name="gr7" draw:text-style-name="P4" draw:layer="layout" svg:width="0.297cm" svg:height="0.324cm" svg:x="23.636cm" svg:y="10.5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97cm" svg:height="0.324cm" svg:x="23.636cm" svg:y="11.4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97cm" svg:height="0.324cm" svg:x="23.636cm" svg:y="12.2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97cm" svg:height="0.325cm" svg:x="23.636cm" svg:y="13.1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6" draw:text-style-name="P9" draw:layer="layout" svg:width="3.175cm" svg:height="1.421cm" svg:x="13.373cm" svg:y="1.636cm">
          <draw:text-box>
            <text:p><text:span text:style-name="T10">D</text:span><text:span text:style-name="T10">(</text:span><text:span text:style-name="T10">M</text:span><text:span text:style-name="T10">I</text:span><text:span text:style-name="T10">T</text:span><text:span text:style-name="T11">i.</text:span><text:span text:style-name="T10"> </text:span><text:span text:style-name="T10">, </text:span><text:span text:style-name="T10">M</text:span><text:span text:style-name="T10">I</text:span><text:span text:style-name="T10">T</text:span><text:span text:style-name="T11">j.</text:span><text:span text:style-name="T12">)</text:span></text:p>
          </draw:text-box>
        </draw:frame>
        <draw:frame draw:style-name="gr31" draw:text-style-name="P2" draw:layer="layout" svg:width="1.686cm" svg:height="1.433cm" svg:x="23.279cm" svg:y="2.869cm">
          <draw:text-box>
            <text:p>N<text:span text:style-name="T1">1</text:span></text:p>
          </draw:text-box>
        </draw:frame>
        <draw:frame draw:style-name="gr36" draw:text-style-name="P9" draw:layer="layout" svg:width="3.175cm" svg:height="1.421cm" svg:x="16.374cm" svg:y="1.637cm">
          <draw:text-box>
            <text:p><text:span text:style-name="T10">M</text:span><text:span text:style-name="T10">I</text:span><text:span text:style-name="T10">T</text:span><text:span text:style-name="T11">i.</text:span><text:span text:style-name="T10"> </text:span><text:span text:style-name="T10">- </text:span><text:span text:style-name="T10">A</text:span><text:span text:style-name="T10">L</text:span><text:span text:style-name="T10">L</text:span><text:span text:style-name="T11">j.</text:span></text:p>
          </draw:text-box>
        </draw:frame>
        <draw:frame draw:style-name="gr36" draw:text-style-name="P9" draw:layer="layout" svg:width="3.175cm" svg:height="1.421cm" svg:x="19.575cm" svg:y="1.638cm">
          <draw:text-box>
            <text:p><text:span text:style-name="T10">M</text:span><text:span text:style-name="T10">I</text:span><text:span text:style-name="T10">T</text:span><text:span text:style-name="T11">i.</text:span><text:span text:style-name="T10"> </text:span><text:span text:style-name="T10">- </text:span><text:span text:style-name="T10">R</text:span><text:span text:style-name="T10">L</text:span><text:span text:style-name="T11">j.</text:span></text:p>
          </draw:text-box>
        </draw:frame>
        <draw:frame draw:style-name="gr36" draw:text-style-name="P9" draw:layer="layout" svg:width="3.175cm" svg:height="1.421cm" svg:x="22.276cm" svg:y="1.639cm">
          <draw:text-box>
            <text:p><text:span text:style-name="T10">M</text:span><text:span text:style-name="T10">I</text:span><text:span text:style-name="T10">T</text:span><text:span text:style-name="T11">i.</text:span><text:span text:style-name="T10"> </text:span><text:span text:style-name="T10">- </text:span><text:span text:style-name="T10">C</text:span><text:span text:style-name="T10">A</text:span><text:span text:style-name="T10">L</text:span><text:span text:style-name="T10">L</text:span><text:span text:style-name="T10">4</text:span><text:span text:style-name="T11">j</text:span><text:span text:style-name="T11">.</text:span></text:p>
          </draw:text-box>
        </draw:frame>
        <draw:line draw:style-name="gr37" draw:text-style-name="P10" draw:layer="layout" svg:x1="13.827cm" svg:y1="3.794cm" svg:x2="16.113cm" svg:y2="5.953cm">
          <text:p/>
        </draw:line>
        <draw:line draw:style-name="gr37" draw:text-style-name="P10" draw:layer="layout" svg:x1="16.827cm" svg:y1="3.795cm" svg:x2="19.113cm" svg:y2="5.954cm">
          <text:p/>
        </draw:line>
        <draw:line draw:style-name="gr37" draw:text-style-name="P10" draw:layer="layout" svg:x1="19.627cm" svg:y1="3.796cm" svg:x2="21.913cm" svg:y2="5.955cm">
          <text:p/>
        </draw:line>
        <draw:line draw:style-name="gr37" draw:text-style-name="P10" draw:layer="layout" svg:x1="22.727cm" svg:y1="3.797cm" svg:x2="25.013cm" svg:y2="5.956cm">
          <text:p/>
        </draw:line>
        <draw:line draw:style-name="gr37" draw:text-style-name="P10" draw:layer="layout" svg:x1="13.827cm" svg:y1="7.395cm" svg:x2="16.113cm" svg:y2="9.554cm">
          <text:p/>
        </draw:line>
        <draw:line draw:style-name="gr37" draw:text-style-name="P10" draw:layer="layout" svg:x1="16.727cm" svg:y1="7.396cm" svg:x2="19.013cm" svg:y2="9.555cm">
          <text:p/>
        </draw:line>
        <draw:line draw:style-name="gr37" draw:text-style-name="P10" draw:layer="layout" svg:x1="19.727cm" svg:y1="7.397cm" svg:x2="22.013cm" svg:y2="9.556cm">
          <text:p/>
        </draw:line>
        <draw:line draw:style-name="gr37" draw:text-style-name="P10" draw:layer="layout" svg:x1="22.727cm" svg:y1="7.398cm" svg:x2="25.013cm" svg:y2="9.557cm">
          <text:p/>
        </draw:line>
        <draw:line draw:style-name="gr37" draw:text-style-name="P10" draw:layer="layout" svg:x1="22.727cm" svg:y1="15.299cm" svg:x2="25.013cm" svg:y2="17.458cm">
          <text:p/>
        </draw:line>
        <draw:line draw:style-name="gr37" draw:text-style-name="P10" draw:layer="layout" svg:x1="19.727cm" svg:y1="15.3cm" svg:x2="22.013cm" svg:y2="17.459cm">
          <text:p/>
        </draw:line>
        <draw:line draw:style-name="gr37" draw:text-style-name="P10" draw:layer="layout" svg:x1="16.727cm" svg:y1="15.301cm" svg:x2="19.013cm" svg:y2="17.46cm">
          <text:p/>
        </draw:line>
        <draw:line draw:style-name="gr37" draw:text-style-name="P10" draw:layer="layout" svg:x1="13.827cm" svg:y1="15.302cm" svg:x2="16.113cm" svg:y2="17.461cm">
          <text:p/>
        </draw:line>
      </draw:page>
      <draw:page draw:name="page3" draw:style-name="dp1" draw:master-page-name="Default">
        <draw:custom-shape draw:style-name="gr8" draw:text-style-name="P11" draw:layer="layout" svg:width="1.252cm" svg:height="2.391cm" svg:x="5.271cm" svg:y="3.678cm">
          <text:p/>
          <draw:enhanced-geometry svg:viewBox="0 0 21600 21600" draw:type="rectangle" draw:enhanced-path="M 0 0 L 21600 0 21600 21600 0 21600 0 0 Z N"/>
        </draw:custom-shape>
        <draw:frame draw:style-name="gr9" draw:text-style-name="P12" draw:layer="layout" svg:width="1.143cm" svg:height="1.349cm" svg:x="4.337cm" svg:y="4.68cm">
          <draw:text-box>
            <text:p><text:span text:style-name="T13">N</text:span><text:span text:style-name="T14">1</text:span></text:p>
          </draw:text-box>
        </draw:frame>
        <draw:frame draw:style-name="gr10" draw:text-style-name="P12" draw:layer="layout" svg:width="1.139cm" svg:height="1.229cm" svg:x="5.311cm" svg:y="2.997cm">
          <draw:text-box>
            <text:p><text:span text:style-name="T13">73</text:span></text:p>
          </draw:text-box>
        </draw:frame>
        <draw:custom-shape draw:style-name="gr11" draw:text-style-name="P11" draw:layer="layout" svg:width="1.251cm" svg:height="2.389cm" svg:x="5.272cm" svg:y="7.272cm">
          <text:p/>
          <draw:enhanced-geometry svg:viewBox="0 0 21600 21600" draw:type="rectangle" draw:enhanced-path="M 0 0 L 21600 0 21600 21600 0 21600 0 0 Z N"/>
        </draw:custom-shape>
        <draw:frame draw:style-name="gr38" draw:text-style-name="P13" draw:layer="layout" svg:width="1.826cm" svg:height="0.855cm" svg:x="3.835cm" svg:y="8.273cm">
          <draw:text-box>
            <text:p><text:span text:style-name="T15">N</text:span><text:span text:style-name="T16">1</text:span><text:span text:style-name="T15">+</text:span><text:span text:style-name="T15">N</text:span><text:span text:style-name="T16">2</text:span></text:p>
          </draw:text-box>
        </draw:frame>
        <draw:frame draw:style-name="gr13" draw:text-style-name="P12" draw:layer="layout" svg:width="1.011cm" svg:height="1.229cm" svg:x="5.412cm" svg:y="6.59cm">
          <draw:text-box>
            <text:p><text:span text:style-name="T13">73</text:span></text:p>
          </draw:text-box>
        </draw:frame>
        <draw:custom-shape draw:style-name="gr11" draw:text-style-name="P11" draw:layer="layout" svg:width="1.251cm" svg:height="2.389cm" svg:x="5.272cm" svg:y="15.14cm">
          <text:p/>
          <draw:enhanced-geometry svg:viewBox="0 0 21600 21600" draw:type="rectangle" draw:enhanced-path="M 0 0 L 21600 0 21600 21600 0 21600 0 0 Z N"/>
        </draw:custom-shape>
        <draw:frame draw:style-name="gr14" draw:text-style-name="P12" draw:layer="layout" svg:width="1.442cm" svg:height="1.349cm" svg:x="4.246cm" svg:y="16.14cm">
          <draw:text-box>
            <text:p><text:span text:style-name="T13">N</text:span><text:span text:style-name="T14">23</text:span></text:p>
          </draw:text-box>
        </draw:frame>
        <draw:frame draw:style-name="gr15" draw:text-style-name="P12" draw:layer="layout" svg:width="1.011cm" svg:height="1.23cm" svg:x="5.312cm" svg:y="14.457cm">
          <draw:text-box>
            <text:p><text:span text:style-name="T13">73</text:span></text:p>
          </draw:text-box>
        </draw:frame>
        <draw:custom-shape draw:style-name="gr7" draw:text-style-name="P14" draw:layer="layout" svg:width="0.27cm" svg:height="0.326cm" svg:x="5.767cm" svg:y="10.5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4" draw:layer="layout" svg:width="0.27cm" svg:height="0.326cm" svg:x="5.767cm" svg:y="11.3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4" draw:layer="layout" svg:width="0.27cm" svg:height="0.326cm" svg:x="5.767cm" svg:y="12.2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4" draw:layer="layout" svg:width="0.27cm" svg:height="0.326cm" svg:x="5.767cm" svg:y="13.0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1" draw:layer="layout" svg:width="1.252cm" svg:height="2.391cm" svg:x="8.472cm" svg:y="3.679cm">
          <text:p/>
          <draw:enhanced-geometry svg:viewBox="0 0 21600 21600" draw:type="rectangle" draw:enhanced-path="M 0 0 L 21600 0 21600 21600 0 21600 0 0 Z N"/>
        </draw:custom-shape>
        <draw:frame draw:style-name="gr10" draw:text-style-name="P12" draw:layer="layout" svg:width="1.139cm" svg:height="1.229cm" svg:x="8.512cm" svg:y="2.998cm">
          <draw:text-box>
            <text:p><text:span text:style-name="T13">73</text:span></text:p>
          </draw:text-box>
        </draw:frame>
        <draw:custom-shape draw:style-name="gr11" draw:text-style-name="P11" draw:layer="layout" svg:width="1.251cm" svg:height="2.389cm" svg:x="8.473cm" svg:y="7.273cm">
          <text:p/>
          <draw:enhanced-geometry svg:viewBox="0 0 21600 21600" draw:type="rectangle" draw:enhanced-path="M 0 0 L 21600 0 21600 21600 0 21600 0 0 Z N"/>
        </draw:custom-shape>
        <draw:frame draw:style-name="gr13" draw:text-style-name="P12" draw:layer="layout" svg:width="1.011cm" svg:height="1.229cm" svg:x="8.613cm" svg:y="6.591cm">
          <draw:text-box>
            <text:p><text:span text:style-name="T13">73</text:span></text:p>
          </draw:text-box>
        </draw:frame>
        <draw:custom-shape draw:style-name="gr11" draw:text-style-name="P11" draw:layer="layout" svg:width="1.251cm" svg:height="2.389cm" svg:x="8.473cm" svg:y="15.141cm">
          <text:p/>
          <draw:enhanced-geometry svg:viewBox="0 0 21600 21600" draw:type="rectangle" draw:enhanced-path="M 0 0 L 21600 0 21600 21600 0 21600 0 0 Z N"/>
        </draw:custom-shape>
        <draw:frame draw:style-name="gr15" draw:text-style-name="P12" draw:layer="layout" svg:width="1.011cm" svg:height="1.23cm" svg:x="8.513cm" svg:y="14.458cm">
          <draw:text-box>
            <text:p><text:span text:style-name="T13">73</text:span></text:p>
          </draw:text-box>
        </draw:frame>
        <draw:custom-shape draw:style-name="gr7" draw:text-style-name="P14" draw:layer="layout" svg:width="0.27cm" svg:height="0.326cm" svg:x="8.968cm" svg:y="10.5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4" draw:layer="layout" svg:width="0.27cm" svg:height="0.326cm" svg:x="8.968cm" svg:y="11.3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4" draw:layer="layout" svg:width="0.27cm" svg:height="0.326cm" svg:x="8.968cm" svg:y="12.2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4" draw:layer="layout" svg:width="0.27cm" svg:height="0.326cm" svg:x="8.968cm" svg:y="13.0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1" draw:layer="layout" svg:width="1.252cm" svg:height="2.391cm" svg:x="6.872cm" svg:y="3.68cm">
          <text:p/>
          <draw:enhanced-geometry svg:viewBox="0 0 21600 21600" draw:type="rectangle" draw:enhanced-path="M 0 0 L 21600 0 21600 21600 0 21600 0 0 Z N"/>
        </draw:custom-shape>
        <draw:frame draw:style-name="gr10" draw:text-style-name="P12" draw:layer="layout" svg:width="1.139cm" svg:height="1.229cm" svg:x="6.912cm" svg:y="2.999cm">
          <draw:text-box>
            <text:p><text:span text:style-name="T13">73</text:span></text:p>
          </draw:text-box>
        </draw:frame>
        <draw:custom-shape draw:style-name="gr11" draw:text-style-name="P11" draw:layer="layout" svg:width="1.251cm" svg:height="2.389cm" svg:x="6.873cm" svg:y="7.274cm">
          <text:p/>
          <draw:enhanced-geometry svg:viewBox="0 0 21600 21600" draw:type="rectangle" draw:enhanced-path="M 0 0 L 21600 0 21600 21600 0 21600 0 0 Z N"/>
        </draw:custom-shape>
        <draw:frame draw:style-name="gr13" draw:text-style-name="P12" draw:layer="layout" svg:width="1.011cm" svg:height="1.229cm" svg:x="7.013cm" svg:y="6.592cm">
          <draw:text-box>
            <text:p><text:span text:style-name="T13">73</text:span></text:p>
          </draw:text-box>
        </draw:frame>
        <draw:custom-shape draw:style-name="gr11" draw:text-style-name="P11" draw:layer="layout" svg:width="1.251cm" svg:height="2.389cm" svg:x="6.873cm" svg:y="15.142cm">
          <text:p/>
          <draw:enhanced-geometry svg:viewBox="0 0 21600 21600" draw:type="rectangle" draw:enhanced-path="M 0 0 L 21600 0 21600 21600 0 21600 0 0 Z N"/>
        </draw:custom-shape>
        <draw:frame draw:style-name="gr15" draw:text-style-name="P12" draw:layer="layout" svg:width="1.011cm" svg:height="1.23cm" svg:x="6.913cm" svg:y="14.459cm">
          <draw:text-box>
            <text:p><text:span text:style-name="T13">73</text:span></text:p>
          </draw:text-box>
        </draw:frame>
        <draw:custom-shape draw:style-name="gr7" draw:text-style-name="P14" draw:layer="layout" svg:width="0.27cm" svg:height="0.326cm" svg:x="7.368cm" svg:y="10.5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4" draw:layer="layout" svg:width="0.27cm" svg:height="0.326cm" svg:x="7.368cm" svg:y="11.3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4" draw:layer="layout" svg:width="0.27cm" svg:height="0.326cm" svg:x="7.368cm" svg:y="12.2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4" draw:layer="layout" svg:width="0.27cm" svg:height="0.326cm" svg:x="7.368cm" svg:y="13.0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1" draw:layer="layout" svg:width="1.252cm" svg:height="2.391cm" svg:x="10.072cm" svg:y="3.68cm">
          <text:p/>
          <draw:enhanced-geometry svg:viewBox="0 0 21600 21600" draw:type="rectangle" draw:enhanced-path="M 0 0 L 21600 0 21600 21600 0 21600 0 0 Z N"/>
        </draw:custom-shape>
        <draw:frame draw:style-name="gr10" draw:text-style-name="P12" draw:layer="layout" svg:width="1.139cm" svg:height="1.229cm" svg:x="10.112cm" svg:y="2.999cm">
          <draw:text-box>
            <text:p><text:span text:style-name="T13">73</text:span></text:p>
          </draw:text-box>
        </draw:frame>
        <draw:custom-shape draw:style-name="gr11" draw:text-style-name="P11" draw:layer="layout" svg:width="1.251cm" svg:height="2.389cm" svg:x="10.073cm" svg:y="7.274cm">
          <text:p/>
          <draw:enhanced-geometry svg:viewBox="0 0 21600 21600" draw:type="rectangle" draw:enhanced-path="M 0 0 L 21600 0 21600 21600 0 21600 0 0 Z N"/>
        </draw:custom-shape>
        <draw:frame draw:style-name="gr13" draw:text-style-name="P12" draw:layer="layout" svg:width="1.011cm" svg:height="1.229cm" svg:x="10.213cm" svg:y="6.592cm">
          <draw:text-box>
            <text:p><text:span text:style-name="T13">73</text:span></text:p>
          </draw:text-box>
        </draw:frame>
        <draw:custom-shape draw:style-name="gr11" draw:text-style-name="P11" draw:layer="layout" svg:width="1.251cm" svg:height="2.389cm" svg:x="10.073cm" svg:y="15.142cm">
          <text:p/>
          <draw:enhanced-geometry svg:viewBox="0 0 21600 21600" draw:type="rectangle" draw:enhanced-path="M 0 0 L 21600 0 21600 21600 0 21600 0 0 Z N"/>
        </draw:custom-shape>
        <draw:frame draw:style-name="gr15" draw:text-style-name="P12" draw:layer="layout" svg:width="1.011cm" svg:height="1.23cm" svg:x="10.113cm" svg:y="14.459cm">
          <draw:text-box>
            <text:p><text:span text:style-name="T13">7</text:span><text:span text:style-name="T13">3</text:span></text:p>
          </draw:text-box>
        </draw:frame>
        <draw:custom-shape draw:style-name="gr7" draw:text-style-name="P14" draw:layer="layout" svg:width="0.27cm" svg:height="0.326cm" svg:x="10.568cm" svg:y="10.5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4" draw:layer="layout" svg:width="0.27cm" svg:height="0.326cm" svg:x="10.568cm" svg:y="11.3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4" draw:layer="layout" svg:width="0.27cm" svg:height="0.326cm" svg:x="10.568cm" svg:y="12.2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4" draw:layer="layout" svg:width="0.27cm" svg:height="0.326cm" svg:x="10.568cm" svg:y="13.0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7" draw:layer="layout" svg:width="1.421cm" svg:height="0.742cm" svg:x="5.133cm" svg:y="2.135cm">
          <draw:text-box>
            <text:p><text:span text:style-name="T6">M</text:span><text:span text:style-name="T6">I</text:span><text:span text:style-name="T6">T</text:span></text:p>
          </draw:text-box>
        </draw:frame>
        <draw:frame draw:style-name="gr18" draw:text-style-name="P7" draw:layer="layout" svg:width="1.467cm" svg:height="0.742cm" svg:x="6.733cm" svg:y="2.135cm">
          <draw:text-box>
            <text:p><text:span text:style-name="T6">ALL</text:span></text:p>
          </draw:text-box>
        </draw:frame>
        <draw:frame draw:style-name="gr19" draw:text-style-name="P7" draw:layer="layout" svg:width="1.158cm" svg:height="0.742cm" svg:x="8.533cm" svg:y="2.135cm">
          <draw:text-box>
            <text:p><text:span text:style-name="T6">R</text:span><text:span text:style-name="T6">L</text:span></text:p>
          </draw:text-box>
        </draw:frame>
        <draw:frame draw:style-name="gr20" draw:text-style-name="P7" draw:layer="layout" svg:width="2.102cm" svg:height="0.742cm" svg:x="9.634cm" svg:y="2.135cm">
          <draw:text-box>
            <text:p><text:span text:style-name="T6">CAL</text:span><text:span text:style-name="T6">L4</text:span></text:p>
          </draw:text-box>
        </draw:frame>
        <draw:line draw:style-name="gr16" draw:text-style-name="P15" draw:layer="layout" svg:x1="11.542cm" svg:y1="4.864cm" svg:x2="12.985cm" svg:y2="4.864cm">
          <text:p/>
        </draw:line>
        <draw:line draw:style-name="gr16" draw:text-style-name="P15" draw:layer="layout" svg:x1="11.542cm" svg:y1="8.426cm" svg:x2="12.985cm" svg:y2="8.426cm">
          <text:p/>
        </draw:line>
        <draw:line draw:style-name="gr16" draw:text-style-name="P15" draw:layer="layout" svg:x1="11.542cm" svg:y1="16.594cm" svg:x2="12.985cm" svg:y2="16.594cm">
          <text:p/>
        </draw:line>
        <draw:frame draw:style-name="gr36" draw:text-style-name="P7" draw:layer="layout" svg:width="3.175cm" svg:height="1.421cm" svg:x="13.174cm" svg:y="2.137cm">
          <draw:text-box>
            <text:p><text:span text:style-name="T6">D</text:span><text:span text:style-name="T6">(</text:span><text:span text:style-name="T6">S</text:span><text:span text:style-name="T17">i</text:span><text:span text:style-name="T17">j</text:span><text:span text:style-name="T18">M</text:span><text:span text:style-name="T18">IT </text:span><text:span text:style-name="T6">, </text:span><text:span text:style-name="T6">S</text:span><text:span text:style-name="T17">i</text:span><text:span text:style-name="T17">j</text:span><text:span text:style-name="T18">A</text:span><text:span text:style-name="T18">LL</text:span><text:span text:style-name="T19">)</text:span></text:p>
          </draw:text-box>
        </draw:frame>
        <draw:frame draw:style-name="gr36" draw:text-style-name="P7" draw:layer="layout" svg:width="3.175cm" svg:height="1.421cm" svg:x="16.375cm" svg:y="2.138cm">
          <draw:text-box>
            <text:p><text:span text:style-name="T6">D</text:span><text:span text:style-name="T6">(</text:span><text:span text:style-name="T6">S</text:span><text:span text:style-name="T17">i</text:span><text:span text:style-name="T17">j</text:span><text:span text:style-name="T18">M</text:span><text:span text:style-name="T18">IT</text:span><text:span text:style-name="T6"> </text:span><text:span text:style-name="T6">, </text:span><text:span text:style-name="T6">S</text:span><text:span text:style-name="T17">i</text:span><text:span text:style-name="T17">j</text:span><text:span text:style-name="T18">R</text:span><text:span text:style-name="T18">L</text:span><text:span text:style-name="T19">)</text:span></text:p>
          </draw:text-box>
        </draw:frame>
        <draw:frame draw:style-name="gr36" draw:text-style-name="P7" draw:layer="layout" svg:width="3.997cm" svg:height="1.421cm" svg:x="19.176cm" svg:y="2.139cm">
          <draw:text-box>
            <text:p><text:span text:style-name="T6">D</text:span><text:span text:style-name="T6">(</text:span><text:span text:style-name="T6">S</text:span><text:span text:style-name="T17">i</text:span><text:span text:style-name="T17">j</text:span><text:span text:style-name="T18">M</text:span><text:span text:style-name="T18">IT</text:span><text:span text:style-name="T6">, </text:span><text:span text:style-name="T6">S</text:span><text:span text:style-name="T17">i</text:span><text:span text:style-name="T17">j</text:span><text:span text:style-name="T18">C</text:span><text:span text:style-name="T18">AL</text:span><text:span text:style-name="T18">L4</text:span><text:span text:style-name="T19">)</text:span></text:p>
          </draw:text-box>
        </draw:frame>
        <draw:frame draw:style-name="gr25" draw:text-style-name="P12" draw:layer="layout" svg:width="0.925cm" svg:height="0.746cm" svg:x="3.081cm" svg:y="4.202cm">
          <draw:text-box>
            <text:p><text:span text:style-name="T13">(1</text:span><text:span text:style-name="T13">)</text:span></text:p>
          </draw:text-box>
        </draw:frame>
        <draw:frame draw:style-name="gr26" draw:text-style-name="P12" draw:layer="layout" svg:width="0.997cm" svg:height="0.746cm" svg:x="3.082cm" svg:y="7.903cm">
          <draw:text-box>
            <text:p><text:span text:style-name="T13">(2)</text:span></text:p>
          </draw:text-box>
        </draw:frame>
        <draw:frame draw:style-name="gr28" draw:text-style-name="P12" draw:layer="layout" svg:width="1.442cm" svg:height="0.746cm" svg:x="2.884cm" svg:y="16.205cm">
          <draw:text-box>
            <text:p><text:span text:style-name="T13">(2</text:span><text:span text:style-name="T13">7</text:span><text:span text:style-name="T13">6</text:span><text:span text:style-name="T13">)</text:span></text:p>
          </draw:text-box>
        </draw:frame>
        <draw:custom-shape draw:style-name="gr39" draw:text-style-name="P11" draw:layer="layout" svg:width="0.136cm" svg:height="2.391cm" svg:x="14.672cm" svg:y="3.48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1" draw:layer="layout" svg:width="0.136cm" svg:height="2.391cm" svg:x="17.672cm" svg:y="3.48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1" draw:layer="layout" svg:width="0.136cm" svg:height="2.391cm" svg:x="20.672cm" svg:y="3.48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1" draw:layer="layout" svg:width="0.136cm" svg:height="2.391cm" svg:x="14.672cm" svg:y="7.28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1" draw:layer="layout" svg:width="0.136cm" svg:height="2.391cm" svg:x="17.672cm" svg:y="7.28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1" draw:layer="layout" svg:width="0.136cm" svg:height="2.391cm" svg:x="20.672cm" svg:y="7.28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1" draw:layer="layout" svg:width="0.136cm" svg:height="2.391cm" svg:x="14.772cm" svg:y="15.18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1" draw:layer="layout" svg:width="0.136cm" svg:height="2.391cm" svg:x="17.772cm" svg:y="15.18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1" draw:layer="layout" svg:width="0.136cm" svg:height="2.391cm" svg:x="20.772cm" svg:y="15.1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4" draw:layer="layout" svg:width="0.27cm" svg:height="0.326cm" svg:x="17.668cm" svg:y="10.5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4" draw:layer="layout" svg:width="0.27cm" svg:height="0.326cm" svg:x="17.668cm" svg:y="11.3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4" draw:layer="layout" svg:width="0.27cm" svg:height="0.326cm" svg:x="17.668cm" svg:y="12.2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4" draw:layer="layout" svg:width="0.27cm" svg:height="0.326cm" svg:x="17.668cm" svg:y="13.0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4" draw:layer="layout" svg:width="0.27cm" svg:height="0.326cm" svg:x="14.668cm" svg:y="10.5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4" draw:layer="layout" svg:width="0.27cm" svg:height="0.326cm" svg:x="14.668cm" svg:y="11.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4" draw:layer="layout" svg:width="0.27cm" svg:height="0.326cm" svg:x="14.668cm" svg:y="12.2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4" draw:layer="layout" svg:width="0.27cm" svg:height="0.326cm" svg:x="14.668cm" svg:y="13.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4" draw:layer="layout" svg:width="0.27cm" svg:height="0.326cm" svg:x="20.668cm" svg:y="10.5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4" draw:layer="layout" svg:width="0.27cm" svg:height="0.326cm" svg:x="20.668cm" svg:y="11.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4" draw:layer="layout" svg:width="0.27cm" svg:height="0.326cm" svg:x="20.668cm" svg:y="12.2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4" draw:layer="layout" svg:width="0.27cm" svg:height="0.326cm" svg:x="20.668cm" svg:y="13.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12" draw:layer="layout" svg:width="1.143cm" svg:height="1.349cm" svg:x="13.538cm" svg:y="4.681cm">
          <draw:text-box>
            <text:p><text:span text:style-name="T13">N</text:span><text:span text:style-name="T14">1</text:span></text:p>
          </draw:text-box>
        </draw:frame>
        <draw:frame draw:style-name="gr38" draw:text-style-name="P13" draw:layer="layout" svg:width="1.826cm" svg:height="0.855cm" svg:x="13.235cm" svg:y="8.274cm">
          <draw:text-box>
            <text:p><text:span text:style-name="T15">N</text:span><text:span text:style-name="T16">1</text:span><text:span text:style-name="T15">+N</text:span><text:span text:style-name="T16">2</text:span></text:p>
          </draw:text-box>
        </draw:frame>
        <draw:frame draw:style-name="gr14" draw:text-style-name="P12" draw:layer="layout" svg:width="1.442cm" svg:height="1.349cm" svg:x="13.846cm" svg:y="16.141cm">
          <draw:text-box>
            <text:p><text:span text:style-name="T13">N</text:span><text:span text:style-name="T14">23</text:span></text:p>
          </draw:text-box>
        </draw:frame>
        <draw:line draw:style-name="gr40" draw:text-style-name="P6" draw:layer="layout" svg:x1="5.445cm" svg:y1="4.048cm" svg:x2="6.334cm" svg:y2="4.048cm">
          <text:p/>
        </draw:line>
        <draw:line draw:style-name="gr40" draw:text-style-name="P6" draw:layer="layout" svg:x1="7.008cm" svg:y1="4.048cm" svg:x2="7.897cm" svg:y2="4.048cm">
          <text:p/>
        </draw:line>
        <draw:line draw:style-name="gr40" draw:text-style-name="P6" draw:layer="layout" svg:x1="8.671cm" svg:y1="4.048cm" svg:x2="9.56cm" svg:y2="4.048cm">
          <text:p/>
        </draw:line>
        <draw:line draw:style-name="gr40" draw:text-style-name="P6" draw:layer="layout" svg:x1="10.234cm" svg:y1="4.048cm" svg:x2="11.123cm" svg:y2="4.048cm">
          <text:p/>
        </draw:line>
        <draw:line draw:style-name="gr40" draw:text-style-name="P6" draw:layer="layout" svg:x1="5.507cm" svg:y1="7.648cm" svg:x2="6.396cm" svg:y2="7.648cm">
          <text:p/>
        </draw:line>
        <draw:line draw:style-name="gr40" draw:text-style-name="P6" draw:layer="layout" svg:x1="7.07cm" svg:y1="7.648cm" svg:x2="7.959cm" svg:y2="7.648cm">
          <text:p/>
        </draw:line>
        <draw:line draw:style-name="gr40" draw:text-style-name="P6" draw:layer="layout" svg:x1="8.733cm" svg:y1="7.648cm" svg:x2="9.622cm" svg:y2="7.648cm">
          <text:p/>
        </draw:line>
        <draw:line draw:style-name="gr40" draw:text-style-name="P6" draw:layer="layout" svg:x1="10.296cm" svg:y1="7.648cm" svg:x2="11.185cm" svg:y2="7.648cm">
          <text:p/>
        </draw:line>
        <draw:line draw:style-name="gr40" draw:text-style-name="P6" draw:layer="layout" svg:x1="5.469cm" svg:y1="15.448cm" svg:x2="6.358cm" svg:y2="15.448cm">
          <text:p/>
        </draw:line>
        <draw:line draw:style-name="gr40" draw:text-style-name="P6" draw:layer="layout" svg:x1="7.032cm" svg:y1="15.448cm" svg:x2="7.921cm" svg:y2="15.448cm">
          <text:p/>
        </draw:line>
        <draw:line draw:style-name="gr40" draw:text-style-name="P6" draw:layer="layout" svg:x1="8.695cm" svg:y1="15.448cm" svg:x2="9.584cm" svg:y2="15.448cm">
          <text:p/>
        </draw:line>
        <draw:line draw:style-name="gr40" draw:text-style-name="P6" draw:layer="layout" svg:x1="10.258cm" svg:y1="15.448cm" svg:x2="11.147cm" svg:y2="15.448cm">
          <text:p/>
        </draw:line>
      </draw:page>
      <draw:page draw:name="page4" draw:style-name="dp1" draw:master-page-name="Default">
        <draw:custom-shape draw:style-name="gr8" draw:text-style-name="P11" draw:layer="layout" svg:width="1.252cm" svg:height="2.391cm" svg:x="5.271cm" svg:y="3.678cm">
          <text:p/>
          <draw:enhanced-geometry svg:viewBox="0 0 21600 21600" draw:type="rectangle" draw:enhanced-path="M 0 0 L 21600 0 21600 21600 0 21600 0 0 Z N"/>
        </draw:custom-shape>
        <draw:frame draw:style-name="gr9" draw:text-style-name="P12" draw:layer="layout" svg:width="1.143cm" svg:height="1.349cm" svg:x="4.337cm" svg:y="4.68cm">
          <draw:text-box>
            <text:p><text:span text:style-name="T13">N</text:span><text:span text:style-name="T14">1</text:span></text:p>
          </draw:text-box>
        </draw:frame>
        <draw:frame draw:style-name="gr10" draw:text-style-name="P12" draw:layer="layout" svg:width="1.139cm" svg:height="1.229cm" svg:x="5.311cm" svg:y="2.997cm">
          <draw:text-box>
            <text:p><text:span text:style-name="T13">7</text:span><text:span text:style-name="T13">3</text:span></text:p>
          </draw:text-box>
        </draw:frame>
        <draw:custom-shape draw:style-name="gr11" draw:text-style-name="P11" draw:layer="layout" svg:width="1.251cm" svg:height="2.389cm" svg:x="5.272cm" svg:y="7.272cm">
          <text:p/>
          <draw:enhanced-geometry svg:viewBox="0 0 21600 21600" draw:type="rectangle" draw:enhanced-path="M 0 0 L 21600 0 21600 21600 0 21600 0 0 Z N"/>
        </draw:custom-shape>
        <draw:frame draw:style-name="gr38" draw:text-style-name="P13" draw:layer="layout" svg:width="1.826cm" svg:height="0.855cm" svg:x="3.835cm" svg:y="8.273cm">
          <draw:text-box>
            <text:p><text:span text:style-name="T15">N</text:span><text:span text:style-name="T16">1</text:span><text:span text:style-name="T15">+</text:span><text:span text:style-name="T15">N</text:span><text:span text:style-name="T16">2</text:span></text:p>
          </draw:text-box>
        </draw:frame>
        <draw:frame draw:style-name="gr13" draw:text-style-name="P12" draw:layer="layout" svg:width="1.011cm" svg:height="1.229cm" svg:x="5.412cm" svg:y="6.59cm">
          <draw:text-box>
            <text:p><text:span text:style-name="T13">7</text:span><text:span text:style-name="T13">3</text:span></text:p>
          </draw:text-box>
        </draw:frame>
        <draw:custom-shape draw:style-name="gr11" draw:text-style-name="P11" draw:layer="layout" svg:width="1.251cm" svg:height="2.389cm" svg:x="5.272cm" svg:y="15.14cm">
          <text:p/>
          <draw:enhanced-geometry svg:viewBox="0 0 21600 21600" draw:type="rectangle" draw:enhanced-path="M 0 0 L 21600 0 21600 21600 0 21600 0 0 Z N"/>
        </draw:custom-shape>
        <draw:frame draw:style-name="gr14" draw:text-style-name="P12" draw:layer="layout" svg:width="1.442cm" svg:height="1.349cm" svg:x="4.246cm" svg:y="16.14cm">
          <draw:text-box>
            <text:p><text:span text:style-name="T13">N</text:span><text:span text:style-name="T14">23</text:span></text:p>
          </draw:text-box>
        </draw:frame>
        <draw:frame draw:style-name="gr15" draw:text-style-name="P12" draw:layer="layout" svg:width="1.011cm" svg:height="1.23cm" svg:x="5.312cm" svg:y="14.457cm">
          <draw:text-box>
            <text:p><text:span text:style-name="T13">7</text:span><text:span text:style-name="T13">3</text:span></text:p>
          </draw:text-box>
        </draw:frame>
        <draw:custom-shape draw:style-name="gr7" draw:text-style-name="P14" draw:layer="layout" svg:width="0.27cm" svg:height="0.326cm" svg:x="5.767cm" svg:y="10.5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4" draw:layer="layout" svg:width="0.27cm" svg:height="0.326cm" svg:x="5.767cm" svg:y="11.3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4" draw:layer="layout" svg:width="0.27cm" svg:height="0.326cm" svg:x="5.767cm" svg:y="12.2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4" draw:layer="layout" svg:width="0.27cm" svg:height="0.326cm" svg:x="5.767cm" svg:y="13.0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1" draw:layer="layout" svg:width="1.252cm" svg:height="2.391cm" svg:x="8.472cm" svg:y="3.679cm">
          <text:p/>
          <draw:enhanced-geometry svg:viewBox="0 0 21600 21600" draw:type="rectangle" draw:enhanced-path="M 0 0 L 21600 0 21600 21600 0 21600 0 0 Z N"/>
        </draw:custom-shape>
        <draw:frame draw:style-name="gr10" draw:text-style-name="P12" draw:layer="layout" svg:width="1.139cm" svg:height="1.229cm" svg:x="8.512cm" svg:y="2.998cm">
          <draw:text-box>
            <text:p><text:span text:style-name="T13">7</text:span><text:span text:style-name="T13">3</text:span></text:p>
          </draw:text-box>
        </draw:frame>
        <draw:custom-shape draw:style-name="gr11" draw:text-style-name="P11" draw:layer="layout" svg:width="1.251cm" svg:height="2.389cm" svg:x="8.473cm" svg:y="7.273cm">
          <text:p/>
          <draw:enhanced-geometry svg:viewBox="0 0 21600 21600" draw:type="rectangle" draw:enhanced-path="M 0 0 L 21600 0 21600 21600 0 21600 0 0 Z N"/>
        </draw:custom-shape>
        <draw:frame draw:style-name="gr13" draw:text-style-name="P12" draw:layer="layout" svg:width="1.011cm" svg:height="1.229cm" svg:x="8.613cm" svg:y="6.591cm">
          <draw:text-box>
            <text:p><text:span text:style-name="T13">7</text:span><text:span text:style-name="T13">3</text:span></text:p>
          </draw:text-box>
        </draw:frame>
        <draw:custom-shape draw:style-name="gr11" draw:text-style-name="P11" draw:layer="layout" svg:width="1.251cm" svg:height="2.389cm" svg:x="8.473cm" svg:y="15.141cm">
          <text:p/>
          <draw:enhanced-geometry svg:viewBox="0 0 21600 21600" draw:type="rectangle" draw:enhanced-path="M 0 0 L 21600 0 21600 21600 0 21600 0 0 Z N"/>
        </draw:custom-shape>
        <draw:frame draw:style-name="gr15" draw:text-style-name="P12" draw:layer="layout" svg:width="1.011cm" svg:height="1.23cm" svg:x="8.513cm" svg:y="14.458cm">
          <draw:text-box>
            <text:p><text:span text:style-name="T13">7</text:span><text:span text:style-name="T13">3</text:span></text:p>
          </draw:text-box>
        </draw:frame>
        <draw:custom-shape draw:style-name="gr7" draw:text-style-name="P14" draw:layer="layout" svg:width="0.27cm" svg:height="0.326cm" svg:x="8.968cm" svg:y="10.5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4" draw:layer="layout" svg:width="0.27cm" svg:height="0.326cm" svg:x="8.968cm" svg:y="11.3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4" draw:layer="layout" svg:width="0.27cm" svg:height="0.326cm" svg:x="8.968cm" svg:y="12.2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4" draw:layer="layout" svg:width="0.27cm" svg:height="0.326cm" svg:x="8.968cm" svg:y="13.0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1" draw:layer="layout" svg:width="1.252cm" svg:height="2.391cm" svg:x="6.872cm" svg:y="3.68cm">
          <text:p/>
          <draw:enhanced-geometry svg:viewBox="0 0 21600 21600" draw:type="rectangle" draw:enhanced-path="M 0 0 L 21600 0 21600 21600 0 21600 0 0 Z N"/>
        </draw:custom-shape>
        <draw:frame draw:style-name="gr10" draw:text-style-name="P12" draw:layer="layout" svg:width="1.139cm" svg:height="1.229cm" svg:x="6.912cm" svg:y="2.999cm">
          <draw:text-box>
            <text:p><text:span text:style-name="T13">7</text:span><text:span text:style-name="T13">3</text:span></text:p>
          </draw:text-box>
        </draw:frame>
        <draw:custom-shape draw:style-name="gr11" draw:text-style-name="P11" draw:layer="layout" svg:width="1.251cm" svg:height="2.389cm" svg:x="6.873cm" svg:y="7.274cm">
          <text:p/>
          <draw:enhanced-geometry svg:viewBox="0 0 21600 21600" draw:type="rectangle" draw:enhanced-path="M 0 0 L 21600 0 21600 21600 0 21600 0 0 Z N"/>
        </draw:custom-shape>
        <draw:frame draw:style-name="gr13" draw:text-style-name="P12" draw:layer="layout" svg:width="1.011cm" svg:height="1.229cm" svg:x="7.013cm" svg:y="6.592cm">
          <draw:text-box>
            <text:p><text:span text:style-name="T13">7</text:span><text:span text:style-name="T13">3</text:span></text:p>
          </draw:text-box>
        </draw:frame>
        <draw:custom-shape draw:style-name="gr11" draw:text-style-name="P11" draw:layer="layout" svg:width="1.251cm" svg:height="2.389cm" svg:x="6.873cm" svg:y="15.142cm">
          <text:p/>
          <draw:enhanced-geometry svg:viewBox="0 0 21600 21600" draw:type="rectangle" draw:enhanced-path="M 0 0 L 21600 0 21600 21600 0 21600 0 0 Z N"/>
        </draw:custom-shape>
        <draw:frame draw:style-name="gr15" draw:text-style-name="P12" draw:layer="layout" svg:width="1.011cm" svg:height="1.23cm" svg:x="6.913cm" svg:y="14.459cm">
          <draw:text-box>
            <text:p><text:span text:style-name="T13">7</text:span><text:span text:style-name="T13">3</text:span></text:p>
          </draw:text-box>
        </draw:frame>
        <draw:custom-shape draw:style-name="gr7" draw:text-style-name="P14" draw:layer="layout" svg:width="0.27cm" svg:height="0.326cm" svg:x="7.368cm" svg:y="10.5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4" draw:layer="layout" svg:width="0.27cm" svg:height="0.326cm" svg:x="7.368cm" svg:y="11.3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4" draw:layer="layout" svg:width="0.27cm" svg:height="0.326cm" svg:x="7.368cm" svg:y="12.2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4" draw:layer="layout" svg:width="0.27cm" svg:height="0.326cm" svg:x="7.368cm" svg:y="13.0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1" draw:layer="layout" svg:width="1.252cm" svg:height="2.391cm" svg:x="10.072cm" svg:y="3.68cm">
          <text:p/>
          <draw:enhanced-geometry svg:viewBox="0 0 21600 21600" draw:type="rectangle" draw:enhanced-path="M 0 0 L 21600 0 21600 21600 0 21600 0 0 Z N"/>
        </draw:custom-shape>
        <draw:frame draw:style-name="gr10" draw:text-style-name="P12" draw:layer="layout" svg:width="1.139cm" svg:height="1.229cm" svg:x="10.112cm" svg:y="2.999cm">
          <draw:text-box>
            <text:p><text:span text:style-name="T13">7</text:span><text:span text:style-name="T13">3</text:span></text:p>
          </draw:text-box>
        </draw:frame>
        <draw:custom-shape draw:style-name="gr11" draw:text-style-name="P11" draw:layer="layout" svg:width="1.251cm" svg:height="2.389cm" svg:x="10.073cm" svg:y="7.274cm">
          <text:p/>
          <draw:enhanced-geometry svg:viewBox="0 0 21600 21600" draw:type="rectangle" draw:enhanced-path="M 0 0 L 21600 0 21600 21600 0 21600 0 0 Z N"/>
        </draw:custom-shape>
        <draw:frame draw:style-name="gr13" draw:text-style-name="P12" draw:layer="layout" svg:width="1.011cm" svg:height="1.229cm" svg:x="10.213cm" svg:y="6.592cm">
          <draw:text-box>
            <text:p><text:span text:style-name="T13">7</text:span><text:span text:style-name="T13">3</text:span></text:p>
          </draw:text-box>
        </draw:frame>
        <draw:custom-shape draw:style-name="gr11" draw:text-style-name="P11" draw:layer="layout" svg:width="1.251cm" svg:height="2.389cm" svg:x="10.073cm" svg:y="15.142cm">
          <text:p/>
          <draw:enhanced-geometry svg:viewBox="0 0 21600 21600" draw:type="rectangle" draw:enhanced-path="M 0 0 L 21600 0 21600 21600 0 21600 0 0 Z N"/>
        </draw:custom-shape>
        <draw:frame draw:style-name="gr15" draw:text-style-name="P12" draw:layer="layout" svg:width="1.011cm" svg:height="1.23cm" svg:x="10.113cm" svg:y="14.459cm">
          <draw:text-box>
            <text:p><text:span text:style-name="T13">7</text:span><text:span text:style-name="T13">3</text:span></text:p>
          </draw:text-box>
        </draw:frame>
        <draw:custom-shape draw:style-name="gr7" draw:text-style-name="P14" draw:layer="layout" svg:width="0.27cm" svg:height="0.326cm" svg:x="10.568cm" svg:y="10.5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4" draw:layer="layout" svg:width="0.27cm" svg:height="0.326cm" svg:x="10.568cm" svg:y="11.3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4" draw:layer="layout" svg:width="0.27cm" svg:height="0.326cm" svg:x="10.568cm" svg:y="12.2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4" draw:layer="layout" svg:width="0.27cm" svg:height="0.326cm" svg:x="10.568cm" svg:y="13.0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7" draw:layer="layout" svg:width="1.421cm" svg:height="0.742cm" svg:x="5.133cm" svg:y="2.135cm">
          <draw:text-box>
            <text:p><text:span text:style-name="T6">M</text:span><text:span text:style-name="T6">I</text:span><text:span text:style-name="T6">T</text:span></text:p>
          </draw:text-box>
        </draw:frame>
        <draw:frame draw:style-name="gr18" draw:text-style-name="P7" draw:layer="layout" svg:width="1.467cm" svg:height="0.742cm" svg:x="6.733cm" svg:y="2.135cm">
          <draw:text-box>
            <text:p><text:span text:style-name="T6">A</text:span><text:span text:style-name="T6">L</text:span><text:span text:style-name="T6">L</text:span></text:p>
          </draw:text-box>
        </draw:frame>
        <draw:frame draw:style-name="gr19" draw:text-style-name="P7" draw:layer="layout" svg:width="1.158cm" svg:height="0.742cm" svg:x="8.533cm" svg:y="2.135cm">
          <draw:text-box>
            <text:p><text:span text:style-name="T6">R</text:span><text:span text:style-name="T6">L</text:span></text:p>
          </draw:text-box>
        </draw:frame>
        <draw:frame draw:style-name="gr20" draw:text-style-name="P7" draw:layer="layout" svg:width="2.102cm" svg:height="0.742cm" svg:x="9.634cm" svg:y="2.135cm">
          <draw:text-box>
            <text:p><text:span text:style-name="T6">C</text:span><text:span text:style-name="T6">A</text:span><text:span text:style-name="T6">L</text:span><text:span text:style-name="T6">L</text:span><text:span text:style-name="T6">4</text:span></text:p>
          </draw:text-box>
        </draw:frame>
        <draw:line draw:style-name="gr16" draw:text-style-name="P15" draw:layer="layout" svg:x1="11.542cm" svg:y1="4.864cm" svg:x2="12.985cm" svg:y2="4.864cm">
          <text:p/>
        </draw:line>
        <draw:line draw:style-name="gr16" draw:text-style-name="P15" draw:layer="layout" svg:x1="11.542cm" svg:y1="8.426cm" svg:x2="12.985cm" svg:y2="8.426cm">
          <text:p/>
        </draw:line>
        <draw:line draw:style-name="gr16" draw:text-style-name="P15" draw:layer="layout" svg:x1="11.542cm" svg:y1="16.594cm" svg:x2="12.985cm" svg:y2="16.594cm">
          <text:p/>
        </draw:line>
        <draw:frame draw:style-name="gr25" draw:text-style-name="P12" draw:layer="layout" svg:width="0.925cm" svg:height="0.746cm" svg:x="3.081cm" svg:y="4.202cm">
          <draw:text-box>
            <text:p><text:span text:style-name="T13">(1</text:span><text:span text:style-name="T13">)</text:span></text:p>
          </draw:text-box>
        </draw:frame>
        <draw:frame draw:style-name="gr26" draw:text-style-name="P12" draw:layer="layout" svg:width="0.997cm" svg:height="0.746cm" svg:x="3.082cm" svg:y="7.403cm">
          <draw:text-box>
            <text:p><text:span text:style-name="T13">(</text:span><text:span text:style-name="T13">2</text:span><text:span text:style-name="T13">)</text:span></text:p>
          </draw:text-box>
        </draw:frame>
        <draw:frame draw:style-name="gr28" draw:text-style-name="P12" draw:layer="layout" svg:width="1.442cm" svg:height="0.746cm" svg:x="2.884cm" svg:y="16.205cm">
          <draw:text-box>
            <text:p><text:span text:style-name="T13">(</text:span><text:span text:style-name="T13">2</text:span><text:span text:style-name="T13">7</text:span><text:span text:style-name="T13">6</text:span><text:span text:style-name="T13">)</text:span></text:p>
          </draw:text-box>
        </draw:frame>
        <draw:custom-shape draw:style-name="gr41" draw:text-style-name="P11" draw:layer="layout" svg:width="1.252cm" svg:height="0.114cm" svg:x="15.372cm" svg:y="4.78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1" draw:layer="layout" svg:width="1.252cm" svg:height="0.114cm" svg:x="18.372cm" svg:y="4.78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1" draw:layer="layout" svg:width="1.252cm" svg:height="0.114cm" svg:x="21.372cm" svg:y="4.78cm">
          <text:p/>
          <draw:enhanced-geometry svg:viewBox="0 0 21600 21600" draw:type="rectangle" draw:enhanced-path="M 0 0 L 21600 0 21600 21600 0 21600 0 0 Z N"/>
        </draw:custom-shape>
        <draw:frame draw:style-name="gr42" draw:text-style-name="P2" draw:layer="layout" svg:width="0.87cm" svg:height="0.746cm" svg:x="15.489cm" svg:y="4.002cm">
          <draw:text-box>
            <text:p>73</text:p>
          </draw:text-box>
        </draw:frame>
        <draw:frame draw:style-name="gr42" draw:text-style-name="P2" draw:layer="layout" svg:width="0.87cm" svg:height="0.746cm" svg:x="18.489cm" svg:y="4.002cm">
          <draw:text-box>
            <text:p>73</text:p>
          </draw:text-box>
        </draw:frame>
        <draw:frame draw:style-name="gr42" draw:text-style-name="P2" draw:layer="layout" svg:width="0.87cm" svg:height="0.746cm" svg:x="21.489cm" svg:y="4.002cm">
          <draw:text-box>
            <text:p>73</text:p>
          </draw:text-box>
        </draw:frame>
        <draw:custom-shape draw:style-name="gr41" draw:text-style-name="P11" draw:layer="layout" svg:width="1.252cm" svg:height="0.114cm" svg:x="15.372cm" svg:y="8.518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1" draw:layer="layout" svg:width="1.252cm" svg:height="0.114cm" svg:x="18.372cm" svg:y="8.518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1" draw:layer="layout" svg:width="1.252cm" svg:height="0.114cm" svg:x="21.372cm" svg:y="8.518cm">
          <text:p/>
          <draw:enhanced-geometry svg:viewBox="0 0 21600 21600" draw:type="rectangle" draw:enhanced-path="M 0 0 L 21600 0 21600 21600 0 21600 0 0 Z N"/>
        </draw:custom-shape>
        <draw:frame draw:style-name="gr42" draw:text-style-name="P2" draw:layer="layout" svg:width="0.87cm" svg:height="0.746cm" svg:x="15.489cm" svg:y="7.74cm">
          <draw:text-box>
            <text:p>73</text:p>
          </draw:text-box>
        </draw:frame>
        <draw:frame draw:style-name="gr42" draw:text-style-name="P2" draw:layer="layout" svg:width="0.87cm" svg:height="0.746cm" svg:x="18.489cm" svg:y="7.74cm">
          <draw:text-box>
            <text:p>73</text:p>
          </draw:text-box>
        </draw:frame>
        <draw:frame draw:style-name="gr42" draw:text-style-name="P2" draw:layer="layout" svg:width="0.87cm" svg:height="0.746cm" svg:x="21.489cm" svg:y="7.74cm">
          <draw:text-box>
            <text:p>73</text:p>
          </draw:text-box>
        </draw:frame>
        <draw:custom-shape draw:style-name="gr41" draw:text-style-name="P11" draw:layer="layout" svg:width="1.252cm" svg:height="0.114cm" svg:x="15.372cm" svg:y="16.456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1" draw:layer="layout" svg:width="1.252cm" svg:height="0.114cm" svg:x="18.372cm" svg:y="16.456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1" draw:layer="layout" svg:width="1.252cm" svg:height="0.114cm" svg:x="21.372cm" svg:y="16.456cm">
          <text:p/>
          <draw:enhanced-geometry svg:viewBox="0 0 21600 21600" draw:type="rectangle" draw:enhanced-path="M 0 0 L 21600 0 21600 21600 0 21600 0 0 Z N"/>
        </draw:custom-shape>
        <draw:frame draw:style-name="gr42" draw:text-style-name="P2" draw:layer="layout" svg:width="0.87cm" svg:height="0.746cm" svg:x="15.489cm" svg:y="15.678cm">
          <draw:text-box>
            <text:p>73</text:p>
          </draw:text-box>
        </draw:frame>
        <draw:frame draw:style-name="gr42" draw:text-style-name="P2" draw:layer="layout" svg:width="0.87cm" svg:height="0.746cm" svg:x="18.489cm" svg:y="15.678cm">
          <draw:text-box>
            <text:p>73</text:p>
          </draw:text-box>
        </draw:frame>
        <draw:frame draw:style-name="gr42" draw:text-style-name="P2" draw:layer="layout" svg:width="0.87cm" svg:height="0.746cm" svg:x="21.489cm" svg:y="15.678cm">
          <draw:text-box>
            <text:p>73</text:p>
          </draw:text-box>
        </draw:frame>
        <draw:custom-shape draw:style-name="gr7" draw:text-style-name="P14" draw:layer="layout" svg:width="0.27cm" svg:height="0.326cm" svg:x="18.669cm" svg:y="10.5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4" draw:layer="layout" svg:width="0.27cm" svg:height="0.326cm" svg:x="18.669cm" svg:y="11.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4" draw:layer="layout" svg:width="0.27cm" svg:height="0.326cm" svg:x="18.669cm" svg:y="12.2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4" draw:layer="layout" svg:width="0.27cm" svg:height="0.326cm" svg:x="18.669cm" svg:y="13.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4" draw:layer="layout" svg:width="0.27cm" svg:height="0.326cm" svg:x="15.669cm" svg:y="10.5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4" draw:layer="layout" svg:width="0.27cm" svg:height="0.326cm" svg:x="15.669cm" svg:y="11.3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4" draw:layer="layout" svg:width="0.27cm" svg:height="0.326cm" svg:x="15.669cm" svg:y="12.2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4" draw:layer="layout" svg:width="0.27cm" svg:height="0.326cm" svg:x="15.669cm" svg:y="13.0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4" draw:layer="layout" svg:width="0.27cm" svg:height="0.326cm" svg:x="21.669cm" svg:y="10.5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4" draw:layer="layout" svg:width="0.27cm" svg:height="0.326cm" svg:x="21.669cm" svg:y="11.3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4" draw:layer="layout" svg:width="0.27cm" svg:height="0.326cm" svg:x="21.669cm" svg:y="12.2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4" draw:layer="layout" svg:width="0.27cm" svg:height="0.326cm" svg:x="21.669cm" svg:y="13.0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3" draw:text-style-name="P6" draw:layer="layout" svg:x1="15.398cm" svg:y1="17.891cm" svg:x2="16.795cm" svg:y2="17.891cm">
          <text:p/>
        </draw:line>
        <draw:line draw:style-name="gr43" draw:text-style-name="P6" draw:layer="layout" svg:x1="18.361cm" svg:y1="17.891cm" svg:x2="19.758cm" svg:y2="17.891cm">
          <text:p/>
        </draw:line>
        <draw:line draw:style-name="gr43" draw:text-style-name="P6" draw:layer="layout" svg:x1="21.324cm" svg:y1="17.891cm" svg:x2="22.721cm" svg:y2="17.891cm">
          <text:p/>
        </draw:line>
        <draw:line draw:style-name="gr43" draw:text-style-name="P6" draw:layer="layout" svg:x1="24.019cm" svg:y1="4.683cm" svg:x2="24.019cm" svg:y2="16.875cm">
          <text:p/>
        </draw:line>
        <draw:frame draw:style-name="gr36" draw:text-style-name="P7" draw:layer="layout" svg:width="3.175cm" svg:height="1.421cm" svg:x="14.275cm" svg:y="2.138cm">
          <draw:text-box>
            <text:p><text:span text:style-name="T6">C</text:span><text:span text:style-name="T6">(</text:span><text:span text:style-name="T6">S</text:span><text:span text:style-name="T17">i</text:span><text:span text:style-name="T17">j</text:span><text:span text:style-name="T18">M</text:span><text:span text:style-name="T18">IT </text:span><text:span text:style-name="T6">, </text:span><text:span text:style-name="T6">S</text:span><text:span text:style-name="T17">i</text:span><text:span text:style-name="T17">j</text:span><text:span text:style-name="T18">A</text:span><text:span text:style-name="T18">LL</text:span><text:span text:style-name="T19">)</text:span></text:p>
          </draw:text-box>
        </draw:frame>
        <draw:frame draw:style-name="gr36" draw:text-style-name="P7" draw:layer="layout" svg:width="3.175cm" svg:height="1.421cm" svg:x="17.476cm" svg:y="2.139cm">
          <draw:text-box>
            <text:p><text:span text:style-name="T6">C</text:span><text:span text:style-name="T6">(</text:span><text:span text:style-name="T6">S</text:span><text:span text:style-name="T17">i</text:span><text:span text:style-name="T17">j</text:span><text:span text:style-name="T18">M</text:span><text:span text:style-name="T18">IT</text:span><text:span text:style-name="T6"> </text:span><text:span text:style-name="T6">, </text:span><text:span text:style-name="T6">S</text:span><text:span text:style-name="T17">i</text:span><text:span text:style-name="T17">j</text:span><text:span text:style-name="T18">R</text:span><text:span text:style-name="T18">L</text:span><text:span text:style-name="T19">)</text:span></text:p>
          </draw:text-box>
        </draw:frame>
        <draw:frame draw:style-name="gr36" draw:text-style-name="P7" draw:layer="layout" svg:width="3.997cm" svg:height="1.421cm" svg:x="20.277cm" svg:y="2.14cm">
          <draw:text-box>
            <text:p><text:span text:style-name="T6">C</text:span><text:span text:style-name="T6">(</text:span><text:span text:style-name="T6">S</text:span><text:span text:style-name="T17">i</text:span><text:span text:style-name="T17">j</text:span><text:span text:style-name="T18">M</text:span><text:span text:style-name="T18">IT</text:span><text:span text:style-name="T6">, </text:span><text:span text:style-name="T6">S</text:span><text:span text:style-name="T17">i</text:span><text:span text:style-name="T17">j</text:span><text:span text:style-name="T18">C</text:span><text:span text:style-name="T18">AL</text:span><text:span text:style-name="T18">L4</text:span><text:span text:style-name="T19">)</text:span></text:p>
          </draw:text-box>
        </draw:frame>
        <draw:line draw:style-name="gr40" draw:text-style-name="P6" draw:layer="layout" svg:x1="5.572cm" svg:y1="3.794cm" svg:x2="5.572cm" svg:y2="5.953cm">
          <text:p/>
        </draw:line>
        <draw:line draw:style-name="gr40" draw:text-style-name="P6" draw:layer="layout" svg:x1="7.172cm" svg:y1="3.857cm" svg:x2="7.172cm" svg:y2="6.016cm">
          <text:p/>
        </draw:line>
        <draw:line draw:style-name="gr40" draw:text-style-name="P6" draw:layer="layout" svg:x1="8.772cm" svg:y1="3.82cm" svg:x2="8.772cm" svg:y2="5.979cm">
          <text:p/>
        </draw:line>
        <draw:line draw:style-name="gr40" draw:text-style-name="P6" draw:layer="layout" svg:x1="10.372cm" svg:y1="3.783cm" svg:x2="10.372cm" svg:y2="5.942cm">
          <text:p/>
        </draw:line>
        <draw:custom-shape draw:style-name="gr8" draw:text-style-name="P11" draw:layer="layout" svg:width="1.252cm" svg:height="2.391cm" svg:x="5.272cm" svg:y="3.67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1.252cm" svg:height="2.391cm" svg:x="8.473cm" svg:y="3.67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1.252cm" svg:height="2.391cm" svg:x="6.873cm" svg:y="3.6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1.252cm" svg:height="2.391cm" svg:x="10.073cm" svg:y="3.68cm">
          <text:p/>
          <draw:enhanced-geometry svg:viewBox="0 0 21600 21600" draw:type="rectangle" draw:enhanced-path="M 0 0 L 21600 0 21600 21600 0 21600 0 0 Z N"/>
        </draw:custom-shape>
        <draw:line draw:style-name="gr40" draw:text-style-name="P6" draw:layer="layout" svg:x1="7.173cm" svg:y1="7.419cm" svg:x2="7.173cm" svg:y2="9.578cm">
          <text:p/>
        </draw:line>
        <draw:line draw:style-name="gr40" draw:text-style-name="P6" draw:layer="layout" svg:x1="8.773cm" svg:y1="7.382cm" svg:x2="8.773cm" svg:y2="9.541cm">
          <text:p/>
        </draw:line>
        <draw:line draw:style-name="gr40" draw:text-style-name="P6" draw:layer="layout" svg:x1="7.174cm" svg:y1="7.419cm" svg:x2="7.174cm" svg:y2="9.578cm">
          <text:p/>
        </draw:line>
        <draw:line draw:style-name="gr40" draw:text-style-name="P6" draw:layer="layout" svg:x1="8.774cm" svg:y1="7.382cm" svg:x2="8.774cm" svg:y2="9.541cm">
          <text:p/>
        </draw:line>
        <draw:line draw:style-name="gr40" draw:text-style-name="P6" draw:layer="layout" svg:x1="7.174cm" svg:y1="7.381cm" svg:x2="7.174cm" svg:y2="9.54cm">
          <text:p/>
        </draw:line>
        <draw:line draw:style-name="gr40" draw:text-style-name="P6" draw:layer="layout" svg:x1="8.774cm" svg:y1="7.344cm" svg:x2="8.774cm" svg:y2="9.503cm">
          <text:p/>
        </draw:line>
        <draw:line draw:style-name="gr40" draw:text-style-name="P6" draw:layer="layout" svg:x1="5.575cm" svg:y1="7.381cm" svg:x2="5.575cm" svg:y2="9.54cm">
          <text:p/>
        </draw:line>
        <draw:line draw:style-name="gr40" draw:text-style-name="P6" draw:layer="layout" svg:x1="10.375cm" svg:y1="7.344cm" svg:x2="10.375cm" svg:y2="9.503cm">
          <text:p/>
        </draw:line>
        <draw:line draw:style-name="gr40" draw:text-style-name="P6" draw:layer="layout" svg:x1="10.375cm" svg:y1="15.307cm" svg:x2="10.375cm" svg:y2="17.466cm">
          <text:p/>
        </draw:line>
        <draw:line draw:style-name="gr40" draw:text-style-name="P6" draw:layer="layout" svg:x1="8.775cm" svg:y1="15.27cm" svg:x2="8.775cm" svg:y2="17.429cm">
          <text:p/>
        </draw:line>
        <draw:line draw:style-name="gr40" draw:text-style-name="P6" draw:layer="layout" svg:x1="7.175cm" svg:y1="15.233cm" svg:x2="7.175cm" svg:y2="17.392cm">
          <text:p/>
        </draw:line>
        <draw:line draw:style-name="gr40" draw:text-style-name="P6" draw:layer="layout" svg:x1="5.575cm" svg:y1="15.296cm" svg:x2="5.575cm" svg:y2="17.455cm">
          <text:p/>
        </draw:line>
      </draw:page>
      <draw:page draw:name="page5" draw:style-name="dp1" draw:master-page-name="Default">
        <draw:custom-shape draw:style-name="gr8" draw:text-style-name="P1" draw:layer="layout" svg:width="1.252cm" svg:height="2.391cm" svg:x="2.072cm" svg:y="3.716cm">
          <text:p/>
          <draw:enhanced-geometry svg:viewBox="0 0 21600 21600" draw:type="rectangle" draw:enhanced-path="M 0 0 L 21600 0 21600 21600 0 21600 0 0 Z N"/>
        </draw:custom-shape>
        <draw:frame draw:style-name="gr9" draw:text-style-name="P2" draw:layer="layout" svg:width="1.143cm" svg:height="1.349cm" svg:x="1.238cm" svg:y="4.718cm">
          <draw:text-box>
            <text:p>N<text:span text:style-name="T1">1</text:span></text:p>
          </draw:text-box>
        </draw:frame>
        <draw:frame draw:style-name="gr10" draw:text-style-name="P2" draw:layer="layout" svg:width="1.139cm" svg:height="1.229cm" svg:x="2.112cm" svg:y="3.035cm">
          <draw:text-box>
            <text:p>73</text:p>
          </draw:text-box>
        </draw:frame>
        <draw:custom-shape draw:style-name="gr11" draw:text-style-name="P1" draw:layer="layout" svg:width="1.251cm" svg:height="2.389cm" svg:x="2.073cm" svg:y="7.31cm">
          <text:p/>
          <draw:enhanced-geometry svg:viewBox="0 0 21600 21600" draw:type="rectangle" draw:enhanced-path="M 0 0 L 21600 0 21600 21600 0 21600 0 0 Z N"/>
        </draw:custom-shape>
        <draw:frame draw:style-name="gr29" draw:text-style-name="P2" draw:layer="layout" svg:width="1.315cm" svg:height="1.349cm" svg:x="1.147cm" svg:y="8.311cm">
          <draw:text-box>
            <text:p>N<text:span text:style-name="T1">2</text:span></text:p>
          </draw:text-box>
        </draw:frame>
        <draw:frame draw:style-name="gr13" draw:text-style-name="P2" draw:layer="layout" svg:width="1.011cm" svg:height="1.229cm" svg:x="2.213cm" svg:y="6.628cm">
          <draw:text-box>
            <text:p>73</text:p>
          </draw:text-box>
        </draw:frame>
        <draw:custom-shape draw:style-name="gr11" draw:text-style-name="P1" draw:layer="layout" svg:width="1.251cm" svg:height="2.389cm" svg:x="2.073cm" svg:y="15.178cm">
          <text:p/>
          <draw:enhanced-geometry svg:viewBox="0 0 21600 21600" draw:type="rectangle" draw:enhanced-path="M 0 0 L 21600 0 21600 21600 0 21600 0 0 Z N"/>
        </draw:custom-shape>
        <draw:frame draw:style-name="gr14" draw:text-style-name="P2" draw:layer="layout" svg:width="1.442cm" svg:height="1.349cm" svg:x="1.047cm" svg:y="16.178cm">
          <draw:text-box>
            <text:p>N<text:span text:style-name="T1">23</text:span></text:p>
          </draw:text-box>
        </draw:frame>
        <draw:frame draw:style-name="gr15" draw:text-style-name="P2" draw:layer="layout" svg:width="1.011cm" svg:height="1.23cm" svg:x="2.113cm" svg:y="14.495cm">
          <draw:text-box>
            <text:p>73</text:p>
          </draw:text-box>
        </draw:frame>
        <draw:custom-shape draw:style-name="gr7" draw:text-style-name="P4" draw:layer="layout" svg:width="0.27cm" svg:height="0.326cm" svg:x="2.568cm" svg:y="10.5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7cm" svg:height="0.326cm" svg:x="2.568cm" svg:y="11.4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7cm" svg:height="0.326cm" svg:x="2.568cm" svg:y="12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7cm" svg:height="0.326cm" svg:x="2.568cm" svg:y="13.1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1.252cm" svg:height="2.391cm" svg:x="5.273cm" svg:y="3.717cm">
          <text:p/>
          <draw:enhanced-geometry svg:viewBox="0 0 21600 21600" draw:type="rectangle" draw:enhanced-path="M 0 0 L 21600 0 21600 21600 0 21600 0 0 Z N"/>
        </draw:custom-shape>
        <draw:frame draw:style-name="gr10" draw:text-style-name="P2" draw:layer="layout" svg:width="1.139cm" svg:height="1.229cm" svg:x="5.313cm" svg:y="3.036cm">
          <draw:text-box>
            <text:p>73</text:p>
          </draw:text-box>
        </draw:frame>
        <draw:custom-shape draw:style-name="gr11" draw:text-style-name="P1" draw:layer="layout" svg:width="1.251cm" svg:height="2.389cm" svg:x="5.274cm" svg:y="7.311cm">
          <text:p/>
          <draw:enhanced-geometry svg:viewBox="0 0 21600 21600" draw:type="rectangle" draw:enhanced-path="M 0 0 L 21600 0 21600 21600 0 21600 0 0 Z N"/>
        </draw:custom-shape>
        <draw:frame draw:style-name="gr13" draw:text-style-name="P2" draw:layer="layout" svg:width="1.011cm" svg:height="1.229cm" svg:x="5.414cm" svg:y="6.629cm">
          <draw:text-box>
            <text:p>73</text:p>
          </draw:text-box>
        </draw:frame>
        <draw:custom-shape draw:style-name="gr11" draw:text-style-name="P1" draw:layer="layout" svg:width="1.251cm" svg:height="2.389cm" svg:x="5.274cm" svg:y="15.179cm">
          <text:p/>
          <draw:enhanced-geometry svg:viewBox="0 0 21600 21600" draw:type="rectangle" draw:enhanced-path="M 0 0 L 21600 0 21600 21600 0 21600 0 0 Z N"/>
        </draw:custom-shape>
        <draw:frame draw:style-name="gr15" draw:text-style-name="P2" draw:layer="layout" svg:width="1.011cm" svg:height="1.23cm" svg:x="5.314cm" svg:y="14.496cm">
          <draw:text-box>
            <text:p>73</text:p>
          </draw:text-box>
        </draw:frame>
        <draw:custom-shape draw:style-name="gr7" draw:text-style-name="P4" draw:layer="layout" svg:width="0.27cm" svg:height="0.326cm" svg:x="5.769cm" svg:y="10.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7cm" svg:height="0.326cm" svg:x="5.769cm" svg:y="11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7cm" svg:height="0.326cm" svg:x="5.769cm" svg:y="12.2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7cm" svg:height="0.326cm" svg:x="5.769cm" svg:y="13.1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1.252cm" svg:height="2.391cm" svg:x="3.673cm" svg:y="3.718cm">
          <text:p/>
          <draw:enhanced-geometry svg:viewBox="0 0 21600 21600" draw:type="rectangle" draw:enhanced-path="M 0 0 L 21600 0 21600 21600 0 21600 0 0 Z N"/>
        </draw:custom-shape>
        <draw:frame draw:style-name="gr10" draw:text-style-name="P2" draw:layer="layout" svg:width="1.139cm" svg:height="1.229cm" svg:x="3.713cm" svg:y="3.037cm">
          <draw:text-box>
            <text:p>73</text:p>
          </draw:text-box>
        </draw:frame>
        <draw:custom-shape draw:style-name="gr11" draw:text-style-name="P1" draw:layer="layout" svg:width="1.251cm" svg:height="2.389cm" svg:x="3.674cm" svg:y="7.312cm">
          <text:p/>
          <draw:enhanced-geometry svg:viewBox="0 0 21600 21600" draw:type="rectangle" draw:enhanced-path="M 0 0 L 21600 0 21600 21600 0 21600 0 0 Z N"/>
        </draw:custom-shape>
        <draw:frame draw:style-name="gr13" draw:text-style-name="P2" draw:layer="layout" svg:width="1.011cm" svg:height="1.229cm" svg:x="3.814cm" svg:y="6.63cm">
          <draw:text-box>
            <text:p>73</text:p>
          </draw:text-box>
        </draw:frame>
        <draw:custom-shape draw:style-name="gr11" draw:text-style-name="P1" draw:layer="layout" svg:width="1.251cm" svg:height="2.389cm" svg:x="3.674cm" svg:y="15.18cm">
          <text:p/>
          <draw:enhanced-geometry svg:viewBox="0 0 21600 21600" draw:type="rectangle" draw:enhanced-path="M 0 0 L 21600 0 21600 21600 0 21600 0 0 Z N"/>
        </draw:custom-shape>
        <draw:frame draw:style-name="gr15" draw:text-style-name="P2" draw:layer="layout" svg:width="1.011cm" svg:height="1.23cm" svg:x="3.714cm" svg:y="14.497cm">
          <draw:text-box>
            <text:p>73</text:p>
          </draw:text-box>
        </draw:frame>
        <draw:custom-shape draw:style-name="gr7" draw:text-style-name="P4" draw:layer="layout" svg:width="0.27cm" svg:height="0.326cm" svg:x="4.169cm" svg:y="10.5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7cm" svg:height="0.326cm" svg:x="4.169cm" svg:y="11.4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7cm" svg:height="0.326cm" svg:x="4.169cm" svg:y="12.2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7cm" svg:height="0.326cm" svg:x="4.169cm" svg:y="13.1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1.252cm" svg:height="2.391cm" svg:x="6.873cm" svg:y="3.718cm">
          <text:p/>
          <draw:enhanced-geometry svg:viewBox="0 0 21600 21600" draw:type="rectangle" draw:enhanced-path="M 0 0 L 21600 0 21600 21600 0 21600 0 0 Z N"/>
        </draw:custom-shape>
        <draw:frame draw:style-name="gr10" draw:text-style-name="P2" draw:layer="layout" svg:width="1.139cm" svg:height="1.229cm" svg:x="6.913cm" svg:y="3.037cm">
          <draw:text-box>
            <text:p>73</text:p>
          </draw:text-box>
        </draw:frame>
        <draw:custom-shape draw:style-name="gr11" draw:text-style-name="P1" draw:layer="layout" svg:width="1.251cm" svg:height="2.389cm" svg:x="6.874cm" svg:y="7.312cm">
          <text:p/>
          <draw:enhanced-geometry svg:viewBox="0 0 21600 21600" draw:type="rectangle" draw:enhanced-path="M 0 0 L 21600 0 21600 21600 0 21600 0 0 Z N"/>
        </draw:custom-shape>
        <draw:frame draw:style-name="gr13" draw:text-style-name="P2" draw:layer="layout" svg:width="1.011cm" svg:height="1.229cm" svg:x="7.014cm" svg:y="6.63cm">
          <draw:text-box>
            <text:p>73</text:p>
          </draw:text-box>
        </draw:frame>
        <draw:custom-shape draw:style-name="gr11" draw:text-style-name="P1" draw:layer="layout" svg:width="1.251cm" svg:height="2.389cm" svg:x="6.874cm" svg:y="15.18cm">
          <text:p/>
          <draw:enhanced-geometry svg:viewBox="0 0 21600 21600" draw:type="rectangle" draw:enhanced-path="M 0 0 L 21600 0 21600 21600 0 21600 0 0 Z N"/>
        </draw:custom-shape>
        <draw:frame draw:style-name="gr15" draw:text-style-name="P2" draw:layer="layout" svg:width="1.011cm" svg:height="1.23cm" svg:x="6.914cm" svg:y="14.497cm">
          <draw:text-box>
            <text:p>73</text:p>
          </draw:text-box>
        </draw:frame>
        <draw:custom-shape draw:style-name="gr7" draw:text-style-name="P4" draw:layer="layout" svg:width="0.27cm" svg:height="0.326cm" svg:x="7.369cm" svg:y="10.5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7cm" svg:height="0.326cm" svg:x="7.369cm" svg:y="11.4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7cm" svg:height="0.326cm" svg:x="7.369cm" svg:y="12.2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7cm" svg:height="0.326cm" svg:x="7.369cm" svg:y="13.1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7" draw:layer="layout" svg:width="1.421cm" svg:height="0.742cm" svg:x="1.934cm" svg:y="1.773cm">
          <draw:text-box>
            <text:p><text:span text:style-name="T6">M</text:span><text:span text:style-name="T6">I</text:span><text:span text:style-name="T6">T</text:span></text:p>
          </draw:text-box>
        </draw:frame>
        <draw:frame draw:style-name="gr18" draw:text-style-name="P7" draw:layer="layout" svg:width="1.467cm" svg:height="0.742cm" svg:x="3.534cm" svg:y="1.773cm">
          <draw:text-box>
            <text:p><text:span text:style-name="T6">A</text:span><text:span text:style-name="T6">L</text:span><text:span text:style-name="T6">L</text:span></text:p>
          </draw:text-box>
        </draw:frame>
        <draw:frame draw:style-name="gr19" draw:text-style-name="P7" draw:layer="layout" svg:width="1.158cm" svg:height="0.742cm" svg:x="5.334cm" svg:y="1.773cm">
          <draw:text-box>
            <text:p><text:span text:style-name="T6">R</text:span><text:span text:style-name="T6">L</text:span></text:p>
          </draw:text-box>
        </draw:frame>
        <draw:frame draw:style-name="gr20" draw:text-style-name="P7" draw:layer="layout" svg:width="2.102cm" svg:height="0.742cm" svg:x="6.435cm" svg:y="1.773cm">
          <draw:text-box>
            <text:p><text:span text:style-name="T6">C</text:span><text:span text:style-name="T6">A</text:span><text:span text:style-name="T6">L</text:span><text:span text:style-name="T6">L</text:span><text:span text:style-name="T6">4</text:span></text:p>
          </draw:text-box>
        </draw:frame>
        <draw:custom-shape draw:style-name="gr30" draw:text-style-name="P1" draw:layer="layout" svg:width="2.669cm" svg:height="2.379cm" svg:x="13.649cm" svg:y="3.779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" draw:layer="layout" svg:width="2.67cm" svg:height="2.378cm" svg:x="13.649cm" svg:y="7.355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" draw:layer="layout" svg:width="2.67cm" svg:height="2.378cm" svg:x="13.649cm" svg:y="15.18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0.297cm" svg:height="0.324cm" svg:x="14.736cm" svg:y="10.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97cm" svg:height="0.324cm" svg:x="14.736cm" svg:y="11.4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97cm" svg:height="0.324cm" svg:x="14.736cm" svg:y="12.2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97cm" svg:height="0.325cm" svg:x="14.736cm" svg:y="13.1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6" draw:layer="layout" svg:x1="9.543cm" svg:y1="4.902cm" svg:x2="10.986cm" svg:y2="4.902cm">
          <text:p/>
        </draw:line>
        <draw:line draw:style-name="gr16" draw:text-style-name="P6" draw:layer="layout" svg:x1="9.543cm" svg:y1="8.464cm" svg:x2="10.986cm" svg:y2="8.464cm">
          <text:p/>
        </draw:line>
        <draw:line draw:style-name="gr16" draw:text-style-name="P6" draw:layer="layout" svg:x1="9.543cm" svg:y1="16.632cm" svg:x2="10.986cm" svg:y2="16.632cm">
          <text:p/>
        </draw:line>
        <draw:custom-shape draw:style-name="gr30" draw:text-style-name="P1" draw:layer="layout" svg:width="2.669cm" svg:height="2.379cm" svg:x="16.55cm" svg:y="3.78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" draw:layer="layout" svg:width="2.67cm" svg:height="2.378cm" svg:x="16.55cm" svg:y="7.356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" draw:layer="layout" svg:width="2.67cm" svg:height="2.378cm" svg:x="16.55cm" svg:y="15.18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0.297cm" svg:height="0.324cm" svg:x="17.637cm" svg:y="10.5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97cm" svg:height="0.324cm" svg:x="17.637cm" svg:y="11.4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97cm" svg:height="0.324cm" svg:x="17.637cm" svg:y="12.2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97cm" svg:height="0.325cm" svg:x="17.637cm" svg:y="13.1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" draw:layer="layout" svg:width="2.669cm" svg:height="2.379cm" svg:x="19.55cm" svg:y="3.781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" draw:layer="layout" svg:width="2.67cm" svg:height="2.378cm" svg:x="19.55cm" svg:y="7.357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" draw:layer="layout" svg:width="2.67cm" svg:height="2.378cm" svg:x="19.55cm" svg:y="15.18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0.297cm" svg:height="0.324cm" svg:x="20.637cm" svg:y="10.5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97cm" svg:height="0.324cm" svg:x="20.637cm" svg:y="11.4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97cm" svg:height="0.324cm" svg:x="20.637cm" svg:y="12.2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97cm" svg:height="0.325cm" svg:x="20.637cm" svg:y="13.1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" draw:layer="layout" svg:width="2.669cm" svg:height="2.379cm" svg:x="22.55cm" svg:y="3.782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" draw:layer="layout" svg:width="2.67cm" svg:height="2.378cm" svg:x="22.55cm" svg:y="7.358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" draw:layer="layout" svg:width="2.67cm" svg:height="2.378cm" svg:x="22.55cm" svg:y="15.1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0.297cm" svg:height="0.324cm" svg:x="23.637cm" svg:y="10.5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97cm" svg:height="0.324cm" svg:x="23.637cm" svg:y="11.4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97cm" svg:height="0.324cm" svg:x="23.637cm" svg:y="12.2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97cm" svg:height="0.325cm" svg:x="23.637cm" svg:y="13.1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6" draw:text-style-name="P9" draw:layer="layout" svg:width="3.175cm" svg:height="1.421cm" svg:x="13.574cm" svg:y="1.674cm">
          <draw:text-box>
            <text:p><text:span text:style-name="T10">M</text:span><text:span text:style-name="T10">I</text:span><text:span text:style-name="T10">T</text:span><text:span text:style-name="T11">i.</text:span><text:span text:style-name="T20">T</text:span><text:span text:style-name="T10"> </text:span><text:span text:style-name="T10">* </text:span><text:span text:style-name="T10">M</text:span><text:span text:style-name="T10">I</text:span><text:span text:style-name="T10">T</text:span><text:span text:style-name="T11">j.</text:span><text:span text:style-name="T20">T</text:span></text:p>
          </draw:text-box>
        </draw:frame>
        <draw:frame draw:style-name="gr36" draw:text-style-name="P9" draw:layer="layout" svg:width="3.175cm" svg:height="1.421cm" svg:x="16.375cm" svg:y="1.675cm">
          <draw:text-box>
            <text:p><text:span text:style-name="T10">M</text:span><text:span text:style-name="T10">I</text:span><text:span text:style-name="T10">T</text:span><text:span text:style-name="T11">i.</text:span><text:span text:style-name="T20">T</text:span><text:span text:style-name="T10"> </text:span><text:span text:style-name="T10">* </text:span><text:span text:style-name="T10">A</text:span><text:span text:style-name="T10">L</text:span><text:span text:style-name="T10">L</text:span><text:span text:style-name="T11">j.</text:span><text:span text:style-name="T20">T</text:span></text:p>
          </draw:text-box>
        </draw:frame>
        <draw:frame draw:style-name="gr36" draw:text-style-name="P9" draw:layer="layout" svg:width="3.175cm" svg:height="1.421cm" svg:x="19.576cm" svg:y="1.676cm">
          <draw:text-box>
            <text:p><text:span text:style-name="T10">M</text:span><text:span text:style-name="T10">I</text:span><text:span text:style-name="T10">T</text:span><text:span text:style-name="T11">i.</text:span><text:span text:style-name="T20">T</text:span><text:span text:style-name="T10"> </text:span><text:span text:style-name="T10">* </text:span><text:span text:style-name="T10">R</text:span><text:span text:style-name="T10">L</text:span><text:span text:style-name="T11">j.</text:span><text:span text:style-name="T20">T</text:span></text:p>
          </draw:text-box>
        </draw:frame>
        <draw:frame draw:style-name="gr36" draw:text-style-name="P9" draw:layer="layout" svg:width="3.361cm" svg:height="1.421cm" svg:x="22.277cm" svg:y="1.677cm">
          <draw:text-box>
            <text:p><text:span text:style-name="T10">M</text:span><text:span text:style-name="T10">I</text:span><text:span text:style-name="T10">T</text:span><text:span text:style-name="T11">i.</text:span><text:span text:style-name="T20">T</text:span><text:span text:style-name="T10"> </text:span><text:span text:style-name="T10">* </text:span><text:span text:style-name="T10">C</text:span><text:span text:style-name="T10">A</text:span><text:span text:style-name="T10">L</text:span><text:span text:style-name="T10">L</text:span><text:span text:style-name="T10">4</text:span><text:span text:style-name="T11">j</text:span><text:span text:style-name="T11">.</text:span><text:span text:style-name="T20">T</text:span></text:p>
          </draw:text-box>
        </draw:frame>
        <draw:line draw:style-name="gr37" draw:text-style-name="P10" draw:layer="layout" svg:x1="13.828cm" svg:y1="3.832cm" svg:x2="16.114cm" svg:y2="5.991cm">
          <text:p/>
        </draw:line>
        <draw:line draw:style-name="gr37" draw:text-style-name="P10" draw:layer="layout" svg:x1="16.828cm" svg:y1="3.833cm" svg:x2="19.114cm" svg:y2="5.992cm">
          <text:p/>
        </draw:line>
        <draw:line draw:style-name="gr37" draw:text-style-name="P10" draw:layer="layout" svg:x1="19.628cm" svg:y1="3.834cm" svg:x2="21.914cm" svg:y2="5.993cm">
          <text:p/>
        </draw:line>
        <draw:line draw:style-name="gr37" draw:text-style-name="P10" draw:layer="layout" svg:x1="22.728cm" svg:y1="3.835cm" svg:x2="25.014cm" svg:y2="5.994cm">
          <text:p/>
        </draw:line>
        <draw:line draw:style-name="gr37" draw:text-style-name="P10" draw:layer="layout" svg:x1="13.828cm" svg:y1="7.433cm" svg:x2="16.114cm" svg:y2="9.592cm">
          <text:p/>
        </draw:line>
        <draw:line draw:style-name="gr37" draw:text-style-name="P10" draw:layer="layout" svg:x1="16.728cm" svg:y1="7.434cm" svg:x2="19.014cm" svg:y2="9.593cm">
          <text:p/>
        </draw:line>
        <draw:line draw:style-name="gr37" draw:text-style-name="P10" draw:layer="layout" svg:x1="19.728cm" svg:y1="7.435cm" svg:x2="22.014cm" svg:y2="9.594cm">
          <text:p/>
        </draw:line>
        <draw:line draw:style-name="gr37" draw:text-style-name="P10" draw:layer="layout" svg:x1="22.728cm" svg:y1="7.436cm" svg:x2="25.014cm" svg:y2="9.595cm">
          <text:p/>
        </draw:line>
        <draw:line draw:style-name="gr37" draw:text-style-name="P10" draw:layer="layout" svg:x1="22.728cm" svg:y1="15.337cm" svg:x2="25.014cm" svg:y2="17.496cm">
          <text:p/>
        </draw:line>
        <draw:line draw:style-name="gr37" draw:text-style-name="P10" draw:layer="layout" svg:x1="19.728cm" svg:y1="15.338cm" svg:x2="22.014cm" svg:y2="17.497cm">
          <text:p/>
        </draw:line>
        <draw:line draw:style-name="gr37" draw:text-style-name="P10" draw:layer="layout" svg:x1="16.728cm" svg:y1="15.339cm" svg:x2="19.014cm" svg:y2="17.498cm">
          <text:p/>
        </draw:line>
        <draw:line draw:style-name="gr37" draw:text-style-name="P10" draw:layer="layout" svg:x1="13.828cm" svg:y1="15.34cm" svg:x2="16.114cm" svg:y2="17.499cm">
          <text:p/>
        </draw:line>
        <draw:frame draw:style-name="gr44" draw:text-style-name="P16" draw:layer="layout" svg:width="1.143cm" svg:height="1.241cm" svg:x="12.304cm" svg:y="4.721cm">
          <draw:text-box>
            <text:p>73</text:p>
          </draw:text-box>
        </draw:frame>
        <draw:frame draw:style-name="gr44" draw:text-style-name="P16" draw:layer="layout" svg:width="1.143cm" svg:height="1.241cm" svg:x="12.305cm" svg:y="8.122cm">
          <draw:text-box>
            <text:p>73</text:p>
          </draw:text-box>
        </draw:frame>
        <draw:frame draw:style-name="gr44" draw:text-style-name="P16" draw:layer="layout" svg:width="1.143cm" svg:height="1.241cm" svg:x="12.306cm" svg:y="15.623cm">
          <draw:text-box>
            <text:p>73</text:p>
          </draw:text-box>
        </draw:frame>
        <draw:frame draw:style-name="gr45" draw:text-style-name="P16" draw:layer="layout" svg:width="1.002cm" svg:height="0.751cm" svg:x="14.336cm" svg:y="2.997cm">
          <draw:text-box>
            <text:p text:style-name="P17"><text:span text:style-name="T21">7</text:span><text:span text:style-name="T21">3</text:span></text:p>
          </draw:text-box>
        </draw:frame>
        <draw:frame draw:style-name="gr45" draw:text-style-name="P16" draw:layer="layout" svg:width="1.002cm" svg:height="0.751cm" svg:x="17.137cm" svg:y="2.997cm">
          <draw:text-box>
            <text:p text:style-name="P17"><text:span text:style-name="T21">7</text:span><text:span text:style-name="T21">3</text:span></text:p>
          </draw:text-box>
        </draw:frame>
        <draw:frame draw:style-name="gr45" draw:text-style-name="P16" draw:layer="layout" svg:width="1.002cm" svg:height="0.751cm" svg:x="20.138cm" svg:y="2.997cm">
          <draw:text-box>
            <text:p text:style-name="P17"><text:span text:style-name="T21">7</text:span><text:span text:style-name="T21">3</text:span></text:p>
          </draw:text-box>
        </draw:frame>
        <draw:frame draw:style-name="gr45" draw:text-style-name="P16" draw:layer="layout" svg:width="1.002cm" svg:height="0.751cm" svg:x="23.139cm" svg:y="2.997cm">
          <draw:text-box>
            <text:p text:style-name="P17"><text:span text:style-name="T21">7</text:span><text:span text:style-name="T21">3</text:span></text:p>
          </draw:text-box>
        </draw:frame>
        <draw:frame draw:style-name="gr45" draw:text-style-name="P16" draw:layer="layout" svg:width="1.002cm" svg:height="0.751cm" svg:x="14.336cm" svg:y="6.597cm">
          <draw:text-box>
            <text:p text:style-name="P17"><text:span text:style-name="T21">7</text:span><text:span text:style-name="T21">3</text:span></text:p>
          </draw:text-box>
        </draw:frame>
        <draw:frame draw:style-name="gr45" draw:text-style-name="P16" draw:layer="layout" svg:width="1.002cm" svg:height="0.751cm" svg:x="17.137cm" svg:y="6.597cm">
          <draw:text-box>
            <text:p text:style-name="P17"><text:span text:style-name="T21">7</text:span><text:span text:style-name="T21">3</text:span></text:p>
          </draw:text-box>
        </draw:frame>
        <draw:frame draw:style-name="gr45" draw:text-style-name="P16" draw:layer="layout" svg:width="1.002cm" svg:height="0.751cm" svg:x="20.138cm" svg:y="6.597cm">
          <draw:text-box>
            <text:p text:style-name="P17"><text:span text:style-name="T21">7</text:span><text:span text:style-name="T21">3</text:span></text:p>
          </draw:text-box>
        </draw:frame>
        <draw:frame draw:style-name="gr45" draw:text-style-name="P16" draw:layer="layout" svg:width="1.002cm" svg:height="0.751cm" svg:x="23.139cm" svg:y="6.597cm">
          <draw:text-box>
            <text:p text:style-name="P17"><text:span text:style-name="T21">7</text:span><text:span text:style-name="T21">3</text:span></text:p>
          </draw:text-box>
        </draw:frame>
        <draw:frame draw:style-name="gr45" draw:text-style-name="P16" draw:layer="layout" svg:width="1.002cm" svg:height="0.751cm" svg:x="14.336cm" svg:y="14.397cm">
          <draw:text-box>
            <text:p text:style-name="P17"><text:span text:style-name="T21">7</text:span><text:span text:style-name="T21">3</text:span></text:p>
          </draw:text-box>
        </draw:frame>
        <draw:frame draw:style-name="gr45" draw:text-style-name="P16" draw:layer="layout" svg:width="1.002cm" svg:height="0.751cm" svg:x="17.137cm" svg:y="14.397cm">
          <draw:text-box>
            <text:p text:style-name="P17"><text:span text:style-name="T21">7</text:span><text:span text:style-name="T21">3</text:span></text:p>
          </draw:text-box>
        </draw:frame>
        <draw:frame draw:style-name="gr45" draw:text-style-name="P16" draw:layer="layout" svg:width="1.002cm" svg:height="0.751cm" svg:x="20.138cm" svg:y="14.397cm">
          <draw:text-box>
            <text:p text:style-name="P17"><text:span text:style-name="T21">7</text:span><text:span text:style-name="T21">3</text:span></text:p>
          </draw:text-box>
        </draw:frame>
        <draw:frame draw:style-name="gr45" draw:text-style-name="P16" draw:layer="layout" svg:width="1.002cm" svg:height="0.751cm" svg:x="23.139cm" svg:y="14.397cm">
          <draw:text-box>
            <text:p text:style-name="P17"><text:span text:style-name="T21">7</text:span><text:span text:style-name="T21">3</text:span></text:p>
          </draw:text-box>
        </draw:frame>
      </draw:page>
      <draw:page draw:name="page6" draw:style-name="dp1" draw:master-page-name="Default">
        <draw:custom-shape draw:style-name="gr30" draw:text-style-name="P1" draw:layer="layout" svg:width="2.669cm" svg:height="2.379cm" svg:x="2.649cm" svg:y="3.779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" draw:layer="layout" svg:width="2.67cm" svg:height="2.378cm" svg:x="2.649cm" svg:y="7.355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" draw:layer="layout" svg:width="2.67cm" svg:height="2.378cm" svg:x="2.649cm" svg:y="15.18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0.297cm" svg:height="0.324cm" svg:x="3.736cm" svg:y="10.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97cm" svg:height="0.324cm" svg:x="3.736cm" svg:y="11.4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97cm" svg:height="0.324cm" svg:x="3.736cm" svg:y="12.2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97cm" svg:height="0.325cm" svg:x="3.736cm" svg:y="13.1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" draw:layer="layout" svg:width="2.669cm" svg:height="2.379cm" svg:x="5.55cm" svg:y="3.78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" draw:layer="layout" svg:width="2.67cm" svg:height="2.378cm" svg:x="5.55cm" svg:y="7.356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" draw:layer="layout" svg:width="2.67cm" svg:height="2.378cm" svg:x="5.55cm" svg:y="15.18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0.297cm" svg:height="0.324cm" svg:x="6.637cm" svg:y="10.5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97cm" svg:height="0.324cm" svg:x="6.637cm" svg:y="11.4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97cm" svg:height="0.324cm" svg:x="6.637cm" svg:y="12.2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97cm" svg:height="0.325cm" svg:x="6.637cm" svg:y="13.1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" draw:layer="layout" svg:width="2.669cm" svg:height="2.379cm" svg:x="8.55cm" svg:y="3.781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" draw:layer="layout" svg:width="2.67cm" svg:height="2.378cm" svg:x="8.55cm" svg:y="7.357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" draw:layer="layout" svg:width="2.67cm" svg:height="2.378cm" svg:x="8.55cm" svg:y="15.18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0.297cm" svg:height="0.324cm" svg:x="9.637cm" svg:y="10.5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97cm" svg:height="0.324cm" svg:x="9.637cm" svg:y="11.4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97cm" svg:height="0.324cm" svg:x="9.637cm" svg:y="12.2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97cm" svg:height="0.325cm" svg:x="9.637cm" svg:y="13.1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" draw:layer="layout" svg:width="2.669cm" svg:height="2.379cm" svg:x="11.55cm" svg:y="3.782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" draw:layer="layout" svg:width="2.67cm" svg:height="2.378cm" svg:x="11.55cm" svg:y="7.358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" draw:layer="layout" svg:width="2.67cm" svg:height="2.378cm" svg:x="11.55cm" svg:y="15.1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0.297cm" svg:height="0.324cm" svg:x="12.637cm" svg:y="10.5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97cm" svg:height="0.324cm" svg:x="12.637cm" svg:y="11.4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97cm" svg:height="0.324cm" svg:x="12.637cm" svg:y="12.2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97cm" svg:height="0.325cm" svg:x="12.637cm" svg:y="13.1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6" draw:text-style-name="P9" draw:layer="layout" svg:width="3.175cm" svg:height="1.421cm" svg:x="2.574cm" svg:y="1.674cm">
          <draw:text-box>
            <text:p><text:span text:style-name="T10">M</text:span><text:span text:style-name="T10">I</text:span><text:span text:style-name="T10">T</text:span><text:span text:style-name="T11">i.</text:span><text:span text:style-name="T20">T</text:span><text:span text:style-name="T10"> </text:span><text:span text:style-name="T10">* </text:span><text:span text:style-name="T10">M</text:span><text:span text:style-name="T10">I</text:span><text:span text:style-name="T10">T</text:span><text:span text:style-name="T11">j.</text:span><text:span text:style-name="T20">T</text:span></text:p>
          </draw:text-box>
        </draw:frame>
        <draw:frame draw:style-name="gr36" draw:text-style-name="P9" draw:layer="layout" svg:width="3.175cm" svg:height="1.421cm" svg:x="5.375cm" svg:y="1.675cm">
          <draw:text-box>
            <text:p><text:span text:style-name="T10">M</text:span><text:span text:style-name="T10">I</text:span><text:span text:style-name="T10">T</text:span><text:span text:style-name="T11">i.</text:span><text:span text:style-name="T20">T</text:span><text:span text:style-name="T10"> </text:span><text:span text:style-name="T10">* </text:span><text:span text:style-name="T10">A</text:span><text:span text:style-name="T10">L</text:span><text:span text:style-name="T10">L</text:span><text:span text:style-name="T11">j.</text:span><text:span text:style-name="T20">T</text:span></text:p>
          </draw:text-box>
        </draw:frame>
        <draw:frame draw:style-name="gr36" draw:text-style-name="P9" draw:layer="layout" svg:width="3.175cm" svg:height="1.421cm" svg:x="8.576cm" svg:y="1.676cm">
          <draw:text-box>
            <text:p><text:span text:style-name="T10">M</text:span><text:span text:style-name="T10">I</text:span><text:span text:style-name="T10">T</text:span><text:span text:style-name="T11">i.</text:span><text:span text:style-name="T20">T</text:span><text:span text:style-name="T10"> </text:span><text:span text:style-name="T10">* </text:span><text:span text:style-name="T10">R</text:span><text:span text:style-name="T10">L</text:span><text:span text:style-name="T11">j.</text:span><text:span text:style-name="T20">T</text:span></text:p>
          </draw:text-box>
        </draw:frame>
        <draw:frame draw:style-name="gr36" draw:text-style-name="P9" draw:layer="layout" svg:width="3.361cm" svg:height="1.421cm" svg:x="11.277cm" svg:y="1.677cm">
          <draw:text-box>
            <text:p><text:span text:style-name="T10">M</text:span><text:span text:style-name="T10">I</text:span><text:span text:style-name="T10">T</text:span><text:span text:style-name="T11">i.</text:span><text:span text:style-name="T20">T</text:span><text:span text:style-name="T10"> </text:span><text:span text:style-name="T10">* </text:span><text:span text:style-name="T10">C</text:span><text:span text:style-name="T10">A</text:span><text:span text:style-name="T10">L</text:span><text:span text:style-name="T10">L</text:span><text:span text:style-name="T10">4</text:span><text:span text:style-name="T11">j</text:span><text:span text:style-name="T11">.</text:span><text:span text:style-name="T20">T</text:span></text:p>
          </draw:text-box>
        </draw:frame>
        <draw:line draw:style-name="gr37" draw:text-style-name="P10" draw:layer="layout" svg:x1="2.828cm" svg:y1="3.832cm" svg:x2="5.114cm" svg:y2="5.991cm">
          <text:p/>
        </draw:line>
        <draw:line draw:style-name="gr37" draw:text-style-name="P10" draw:layer="layout" svg:x1="5.828cm" svg:y1="3.833cm" svg:x2="8.114cm" svg:y2="5.992cm">
          <text:p/>
        </draw:line>
        <draw:line draw:style-name="gr37" draw:text-style-name="P10" draw:layer="layout" svg:x1="8.628cm" svg:y1="3.834cm" svg:x2="10.914cm" svg:y2="5.993cm">
          <text:p/>
        </draw:line>
        <draw:line draw:style-name="gr37" draw:text-style-name="P10" draw:layer="layout" svg:x1="11.728cm" svg:y1="3.835cm" svg:x2="14.014cm" svg:y2="5.994cm">
          <text:p/>
        </draw:line>
        <draw:line draw:style-name="gr37" draw:text-style-name="P10" draw:layer="layout" svg:x1="2.828cm" svg:y1="7.433cm" svg:x2="5.114cm" svg:y2="9.592cm">
          <text:p/>
        </draw:line>
        <draw:line draw:style-name="gr37" draw:text-style-name="P10" draw:layer="layout" svg:x1="5.728cm" svg:y1="7.434cm" svg:x2="8.014cm" svg:y2="9.593cm">
          <text:p/>
        </draw:line>
        <draw:line draw:style-name="gr37" draw:text-style-name="P10" draw:layer="layout" svg:x1="8.728cm" svg:y1="7.435cm" svg:x2="11.014cm" svg:y2="9.594cm">
          <text:p/>
        </draw:line>
        <draw:line draw:style-name="gr37" draw:text-style-name="P10" draw:layer="layout" svg:x1="11.728cm" svg:y1="7.436cm" svg:x2="14.014cm" svg:y2="9.595cm">
          <text:p/>
        </draw:line>
        <draw:line draw:style-name="gr37" draw:text-style-name="P10" draw:layer="layout" svg:x1="11.728cm" svg:y1="15.337cm" svg:x2="14.014cm" svg:y2="17.496cm">
          <text:p/>
        </draw:line>
        <draw:line draw:style-name="gr37" draw:text-style-name="P10" draw:layer="layout" svg:x1="8.728cm" svg:y1="15.338cm" svg:x2="11.014cm" svg:y2="17.497cm">
          <text:p/>
        </draw:line>
        <draw:line draw:style-name="gr37" draw:text-style-name="P10" draw:layer="layout" svg:x1="5.728cm" svg:y1="15.339cm" svg:x2="8.014cm" svg:y2="17.498cm">
          <text:p/>
        </draw:line>
        <draw:line draw:style-name="gr37" draw:text-style-name="P10" draw:layer="layout" svg:x1="2.828cm" svg:y1="15.34cm" svg:x2="5.114cm" svg:y2="17.499cm">
          <text:p/>
        </draw:line>
        <draw:frame draw:style-name="gr44" draw:text-style-name="P16" draw:layer="layout" svg:width="1.143cm" svg:height="1.241cm" svg:x="1.304cm" svg:y="4.721cm">
          <draw:text-box>
            <text:p>73</text:p>
          </draw:text-box>
        </draw:frame>
        <draw:frame draw:style-name="gr44" draw:text-style-name="P16" draw:layer="layout" svg:width="1.143cm" svg:height="1.241cm" svg:x="1.305cm" svg:y="8.122cm">
          <draw:text-box>
            <text:p>73</text:p>
          </draw:text-box>
        </draw:frame>
        <draw:frame draw:style-name="gr44" draw:text-style-name="P16" draw:layer="layout" svg:width="1.143cm" svg:height="1.241cm" svg:x="1.306cm" svg:y="15.623cm">
          <draw:text-box>
            <text:p>73</text:p>
          </draw:text-box>
        </draw:frame>
        <draw:frame draw:style-name="gr45" draw:text-style-name="P16" draw:layer="layout" svg:width="1.002cm" svg:height="0.751cm" svg:x="3.336cm" svg:y="2.997cm">
          <draw:text-box>
            <text:p text:style-name="P17"><text:span text:style-name="T21">7</text:span><text:span text:style-name="T21">3</text:span></text:p>
          </draw:text-box>
        </draw:frame>
        <draw:frame draw:style-name="gr45" draw:text-style-name="P16" draw:layer="layout" svg:width="1.002cm" svg:height="0.751cm" svg:x="6.137cm" svg:y="2.997cm">
          <draw:text-box>
            <text:p text:style-name="P17"><text:span text:style-name="T21">7</text:span><text:span text:style-name="T21">3</text:span></text:p>
          </draw:text-box>
        </draw:frame>
        <draw:frame draw:style-name="gr45" draw:text-style-name="P16" draw:layer="layout" svg:width="1.002cm" svg:height="0.751cm" svg:x="9.138cm" svg:y="2.997cm">
          <draw:text-box>
            <text:p text:style-name="P17"><text:span text:style-name="T21">7</text:span><text:span text:style-name="T21">3</text:span></text:p>
          </draw:text-box>
        </draw:frame>
        <draw:frame draw:style-name="gr45" draw:text-style-name="P16" draw:layer="layout" svg:width="1.002cm" svg:height="0.751cm" svg:x="12.139cm" svg:y="2.997cm">
          <draw:text-box>
            <text:p text:style-name="P17"><text:span text:style-name="T21">7</text:span><text:span text:style-name="T21">3</text:span></text:p>
          </draw:text-box>
        </draw:frame>
        <draw:frame draw:style-name="gr45" draw:text-style-name="P16" draw:layer="layout" svg:width="1.002cm" svg:height="0.751cm" svg:x="3.336cm" svg:y="6.597cm">
          <draw:text-box>
            <text:p text:style-name="P17"><text:span text:style-name="T21">7</text:span><text:span text:style-name="T21">3</text:span></text:p>
          </draw:text-box>
        </draw:frame>
        <draw:frame draw:style-name="gr45" draw:text-style-name="P16" draw:layer="layout" svg:width="1.002cm" svg:height="0.751cm" svg:x="6.137cm" svg:y="6.597cm">
          <draw:text-box>
            <text:p text:style-name="P17"><text:span text:style-name="T21">7</text:span><text:span text:style-name="T21">3</text:span></text:p>
          </draw:text-box>
        </draw:frame>
        <draw:frame draw:style-name="gr45" draw:text-style-name="P16" draw:layer="layout" svg:width="1.002cm" svg:height="0.751cm" svg:x="9.138cm" svg:y="6.597cm">
          <draw:text-box>
            <text:p text:style-name="P17"><text:span text:style-name="T21">7</text:span><text:span text:style-name="T21">3</text:span></text:p>
          </draw:text-box>
        </draw:frame>
        <draw:frame draw:style-name="gr45" draw:text-style-name="P16" draw:layer="layout" svg:width="1.002cm" svg:height="0.751cm" svg:x="12.139cm" svg:y="6.597cm">
          <draw:text-box>
            <text:p text:style-name="P17"><text:span text:style-name="T21">7</text:span><text:span text:style-name="T21">3</text:span></text:p>
          </draw:text-box>
        </draw:frame>
        <draw:frame draw:style-name="gr45" draw:text-style-name="P16" draw:layer="layout" svg:width="1.002cm" svg:height="0.751cm" svg:x="3.336cm" svg:y="14.397cm">
          <draw:text-box>
            <text:p text:style-name="P17"><text:span text:style-name="T21">7</text:span><text:span text:style-name="T21">3</text:span></text:p>
          </draw:text-box>
        </draw:frame>
        <draw:frame draw:style-name="gr45" draw:text-style-name="P16" draw:layer="layout" svg:width="1.002cm" svg:height="0.751cm" svg:x="6.137cm" svg:y="14.397cm">
          <draw:text-box>
            <text:p text:style-name="P17"><text:span text:style-name="T21">7</text:span><text:span text:style-name="T21">3</text:span></text:p>
          </draw:text-box>
        </draw:frame>
        <draw:frame draw:style-name="gr45" draw:text-style-name="P16" draw:layer="layout" svg:width="1.002cm" svg:height="0.751cm" svg:x="9.138cm" svg:y="14.397cm">
          <draw:text-box>
            <text:p text:style-name="P17"><text:span text:style-name="T21">7</text:span><text:span text:style-name="T21">3</text:span></text:p>
          </draw:text-box>
        </draw:frame>
        <draw:frame draw:style-name="gr45" draw:text-style-name="P16" draw:layer="layout" svg:width="1.002cm" svg:height="0.751cm" svg:x="12.139cm" svg:y="14.397cm">
          <draw:text-box>
            <text:p text:style-name="P17"><text:span text:style-name="T21">7</text:span><text:span text:style-name="T21">3</text:span></text:p>
          </draw:text-box>
        </draw:frame>
        <draw:custom-shape draw:style-name="gr46" draw:text-style-name="P1" draw:layer="layout" svg:width="1.82cm" svg:height="1.805cm" svg:x="17.887cm" svg:y="5.734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1.82cm" svg:height="1.805cm" svg:x="17.956cm" svg:y="8.013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1" draw:layer="layout" svg:width="1.82cm" svg:height="1.806cm" svg:x="17.956cm" svg:y="10.367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1.82cm" svg:height="1.805cm" svg:x="17.956cm" svg:y="12.722cm">
          <text:p/>
          <draw:enhanced-geometry svg:viewBox="0 0 21600 21600" draw:type="rectangle" draw:enhanced-path="M 0 0 L 21600 0 21600 21600 0 21600 0 0 Z N"/>
        </draw:custom-shape>
        <draw:frame draw:style-name="gr48" draw:text-style-name="P16" draw:layer="layout" svg:width="1.222cm" svg:height="1.241cm" svg:x="18.355cm" svg:y="4.935cm">
          <draw:text-box>
            <text:p text:style-name="P17"><text:span text:style-name="T21">7</text:span><text:span text:style-name="T21">3</text:span></text:p>
          </draw:text-box>
        </draw:frame>
        <draw:frame draw:style-name="gr48" draw:text-style-name="P16" draw:layer="layout" svg:width="1.009cm" svg:height="1.241cm" svg:x="26.087cm" svg:y="6.384cm">
          <draw:text-box>
            <text:p text:style-name="P17"><text:span text:style-name="T21">2</text:span><text:span text:style-name="T21">3</text:span></text:p>
          </draw:text-box>
        </draw:frame>
        <draw:frame draw:style-name="gr48" draw:text-style-name="P16" draw:layer="layout" svg:width="1.01cm" svg:height="1.241cm" svg:x="26.088cm" svg:y="8.662cm">
          <draw:text-box>
            <text:p text:style-name="P17"><text:span text:style-name="T21">2</text:span><text:span text:style-name="T21">3</text:span></text:p>
          </draw:text-box>
        </draw:frame>
        <draw:frame draw:style-name="gr48" draw:text-style-name="P16" draw:layer="layout" svg:width="1.01cm" svg:height="1.241cm" svg:x="26.088cm" svg:y="10.94cm">
          <draw:text-box>
            <text:p text:style-name="P17"><text:span text:style-name="T21">2</text:span><text:span text:style-name="T21">3</text:span></text:p>
          </draw:text-box>
        </draw:frame>
        <draw:frame draw:style-name="gr48" draw:text-style-name="P16" draw:layer="layout" svg:width="1.009cm" svg:height="1.241cm" svg:x="26.09cm" svg:y="13.217cm">
          <draw:text-box>
            <text:p text:style-name="P17"><text:span text:style-name="T21">2</text:span><text:span text:style-name="T21">3</text:span></text:p>
          </draw:text-box>
        </draw:frame>
        <draw:custom-shape draw:style-name="gr49" draw:text-style-name="P18" draw:layer="layout" svg:width="1.27cm" svg:height="12.827cm" svg:x="14.778cm" svg:y="4.175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46" draw:text-style-name="P1" draw:layer="layout" svg:width="1.82cm" svg:height="1.805cm" svg:x="19.988cm" svg:y="5.772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1.82cm" svg:height="1.805cm" svg:x="20.057cm" svg:y="8.051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1" draw:layer="layout" svg:width="1.82cm" svg:height="1.806cm" svg:x="20.057cm" svg:y="10.405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1.82cm" svg:height="1.805cm" svg:x="20.057cm" svg:y="12.76cm">
          <text:p/>
          <draw:enhanced-geometry svg:viewBox="0 0 21600 21600" draw:type="rectangle" draw:enhanced-path="M 0 0 L 21600 0 21600 21600 0 21600 0 0 Z N"/>
        </draw:custom-shape>
        <draw:frame draw:style-name="gr48" draw:text-style-name="P16" draw:layer="layout" svg:width="1.222cm" svg:height="1.241cm" svg:x="20.456cm" svg:y="4.973cm">
          <draw:text-box>
            <text:p text:style-name="P17"><text:span text:style-name="T21">7</text:span><text:span text:style-name="T21">3</text:span></text:p>
          </draw:text-box>
        </draw:frame>
        <draw:custom-shape draw:style-name="gr46" draw:text-style-name="P1" draw:layer="layout" svg:width="1.82cm" svg:height="1.805cm" svg:x="22.089cm" svg:y="5.81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1.82cm" svg:height="1.805cm" svg:x="22.158cm" svg:y="8.089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1" draw:layer="layout" svg:width="1.82cm" svg:height="1.806cm" svg:x="22.158cm" svg:y="10.443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1.82cm" svg:height="1.805cm" svg:x="22.158cm" svg:y="12.798cm">
          <text:p/>
          <draw:enhanced-geometry svg:viewBox="0 0 21600 21600" draw:type="rectangle" draw:enhanced-path="M 0 0 L 21600 0 21600 21600 0 21600 0 0 Z N"/>
        </draw:custom-shape>
        <draw:frame draw:style-name="gr48" draw:text-style-name="P16" draw:layer="layout" svg:width="1.222cm" svg:height="1.241cm" svg:x="22.557cm" svg:y="5.011cm">
          <draw:text-box>
            <text:p text:style-name="P17"><text:span text:style-name="T21">7</text:span><text:span text:style-name="T21">3</text:span></text:p>
          </draw:text-box>
        </draw:frame>
        <draw:custom-shape draw:style-name="gr46" draw:text-style-name="P1" draw:layer="layout" svg:width="1.82cm" svg:height="1.805cm" svg:x="24.19cm" svg:y="5.848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1.82cm" svg:height="1.805cm" svg:x="24.259cm" svg:y="8.127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1" draw:layer="layout" svg:width="1.82cm" svg:height="1.806cm" svg:x="24.259cm" svg:y="10.481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1.82cm" svg:height="1.805cm" svg:x="24.259cm" svg:y="12.836cm">
          <text:p/>
          <draw:enhanced-geometry svg:viewBox="0 0 21600 21600" draw:type="rectangle" draw:enhanced-path="M 0 0 L 21600 0 21600 21600 0 21600 0 0 Z N"/>
        </draw:custom-shape>
        <draw:frame draw:style-name="gr48" draw:text-style-name="P16" draw:layer="layout" svg:width="1.222cm" svg:height="1.241cm" svg:x="24.658cm" svg:y="5.049cm">
          <draw:text-box>
            <text:p text:style-name="P17"><text:span text:style-name="T21">7</text:span><text:span text:style-name="T21">3</text:span></text:p>
          </draw:text-box>
        </draw:frame>
        <draw:frame draw:style-name="gr50" draw:text-style-name="P19" draw:layer="layout" svg:width="1.552cm" svg:height="0.751cm" svg:x="15.84cm" svg:y="6.469cm">
          <draw:text-box>
            <text:p text:style-name="P17"><text:span text:style-name="T22">M</text:span><text:span text:style-name="T22">I</text:span><text:span text:style-name="T22">T</text:span></text:p>
          </draw:text-box>
        </draw:frame>
        <draw:frame draw:style-name="gr51" draw:text-style-name="P19" draw:layer="layout" svg:width="1.556cm" svg:height="0.751cm" svg:x="15.84cm" svg:y="8.669cm">
          <draw:text-box>
            <text:p text:style-name="P17"><text:span text:style-name="T22">A</text:span><text:span text:style-name="T22">L</text:span><text:span text:style-name="T22">L</text:span></text:p>
          </draw:text-box>
        </draw:frame>
        <draw:frame draw:style-name="gr52" draw:text-style-name="P19" draw:layer="layout" svg:width="1.217cm" svg:height="0.751cm" svg:x="16.04cm" svg:y="10.869cm">
          <draw:text-box>
            <text:p text:style-name="P17"><text:span text:style-name="T22">R</text:span><text:span text:style-name="T22">L</text:span></text:p>
          </draw:text-box>
        </draw:frame>
        <draw:frame draw:style-name="gr53" draw:text-style-name="P19" draw:layer="layout" svg:width="2.204cm" svg:height="0.751cm" svg:x="15.741cm" svg:y="13.069cm">
          <draw:text-box>
            <text:p text:style-name="P17"><text:span text:style-name="T22">C</text:span><text:span text:style-name="T22">A</text:span><text:span text:style-name="T22">L</text:span><text:span text:style-name="T22">L</text:span><text:span text:style-name="T22">4</text:span></text:p>
          </draw:text-box>
        </draw:frame>
        <draw:frame draw:style-name="gr50" draw:text-style-name="P19" draw:layer="layout" svg:width="1.552cm" svg:height="0.751cm" svg:x="18.072cm" svg:y="3.794cm">
          <draw:text-box>
            <text:p text:style-name="P17"><text:span text:style-name="T22">M</text:span><text:span text:style-name="T22">I</text:span><text:span text:style-name="T22">T</text:span></text:p>
          </draw:text-box>
        </draw:frame>
        <draw:frame draw:style-name="gr51" draw:text-style-name="P19" draw:layer="layout" svg:width="1.556cm" svg:height="0.751cm" svg:x="19.872cm" svg:y="3.794cm">
          <draw:text-box>
            <text:p text:style-name="P17"><text:span text:style-name="T22">A</text:span><text:span text:style-name="T22">L</text:span><text:span text:style-name="T22">L</text:span></text:p>
          </draw:text-box>
        </draw:frame>
        <draw:frame draw:style-name="gr52" draw:text-style-name="P19" draw:layer="layout" svg:width="1.217cm" svg:height="0.751cm" svg:x="21.872cm" svg:y="3.794cm">
          <draw:text-box>
            <text:p text:style-name="P17"><text:span text:style-name="T22">R</text:span><text:span text:style-name="T22">L</text:span></text:p>
          </draw:text-box>
        </draw:frame>
        <draw:frame draw:style-name="gr53" draw:text-style-name="P19" draw:layer="layout" svg:width="2.204cm" svg:height="0.751cm" svg:x="23.872cm" svg:y="3.794cm">
          <draw:text-box>
            <text:p text:style-name="P17"><text:span text:style-name="T22">C</text:span><text:span text:style-name="T22">A</text:span><text:span text:style-name="T22">L</text:span><text:span text:style-name="T22">L</text:span><text:span text:style-name="T22">4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EB Garamond 08 SC3" svg:font-family="'EB Garamond 08 SC'" style:font-pitch="variable"/>
    <style:font-face style:name="EB Garamond 08 SC2" svg:font-family="'EB Garamond 08 SC'" style:font-adornments="08 SC Regular" style:font-pitch="variable"/>
    <style:font-face style:name="EB Garamond 08 SC" svg:font-family="'EB Garamond 08 SC'" style:font-family-generic="roman" style:font-pitch="variable"/>
    <style:font-face style:name="EB Garamond 08 SC1" svg:font-family="'EB Garamond 08 SC'" style:font-adornments="08 SC 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08 SC Regular" style:font-family-generic="swiss" style:font-pitch="variable"/>
    <style:font-face style:name="EB Garamond 08 SC4" svg:font-family="'EB Garamond 08 SC'" style:font-adornments="08 SC 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52cm" svg:stroke-color="#3465a4" draw:marker-start-width="0.432cm" draw:marker-start-center="false" draw:marker-end-width="0.432cm" draw:marker-end-center="false" draw:fill="none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EB Garamond 08 SC2" fo:font-family="'EB Garamond 08 SC'" style:font-style-name="08 SC Regular" style:font-pitch="variable" fo:font-size="14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09T07:40:08.612548629</meta:creation-date>
    <dc:date>2018-03-19T09:26:19.382015060</dc:date>
    <meta:editing-duration>PT1H13M16S</meta:editing-duration>
    <meta:editing-cycles>29</meta:editing-cycles>
    <meta:generator>LibreOffice/5.1.6.2$Linux_X86_64 LibreOffice_project/10m0$Build-2</meta:generator>
    <meta:document-statistic meta:object-count="632"/>
  </office:meta>
</office:document-meta>
</file>